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2cm" style:rel-column-width="13452*"/>
    </style:style>
    <style:style style:name="Table1.B" style:family="table-column">
      <style:table-column-properties style:column-width="4.263cm" style:rel-column-width="18915*"/>
    </style:style>
    <style:style style:name="Table1.C" style:family="table-column">
      <style:table-column-properties style:column-width="7.475cm" style:rel-column-width="33168*"/>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Table_20_Contents">
      <style:text-properties style:font-name="Optima1" fo:font-size="10pt" fo:font-weight="bold" style:font-size-asian="10pt" style:font-weight-asian="bold" style:font-size-complex="10pt"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bold" fo:background-color="transparent" style:font-weight-asian="bold" style:font-weight-complex="bold"/>
    </style:style>
    <style:style style:name="P14" style:family="paragraph" style:parent-style-name="Table_20_Contents">
      <style:text-properties fo:font-weight="bold" fo:background-color="#ffff00" style:font-weight-asian="bold" style:font-weight-complex="bold"/>
    </style:style>
    <style:style style:name="P15" style:family="paragraph" style:parent-style-name="Table_20_Contents">
      <style:text-properties fo:background-color="transparent"/>
    </style:style>
    <style:style style:name="P16" style:family="paragraph" style:parent-style-name="Text_20_body">
      <style:text-properties style:font-name="Optima1"/>
    </style:style>
    <style:style style:name="P17" style:family="paragraph" style:parent-style-name="Text_20_body">
      <style:text-properties style:font-name="Optima1" fo:font-size="10pt" fo:font-weight="normal" style:font-size-asian="10pt" style:font-weight-asian="normal" style:font-size-complex="10pt" style:font-weight-complex="normal"/>
    </style:style>
    <style:style style:name="P18" style:family="paragraph" style:parent-style-name="Text_20_body">
      <style:text-properties style:font-name="Optima1" fo:font-size="10pt" style:font-size-asian="10pt" style:font-name-complex="Optima-Regular1" style:font-size-complex="10pt"/>
    </style:style>
    <style:style style:name="P19" style:family="paragraph" style:parent-style-name="Text_20_body">
      <style:text-properties fo:background-color="transparent"/>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fo:font-style="italic" fo:font-weight="bold" style:font-style-asian="italic" style:font-weight-asian="bold" style:font-style-complex="italic" style:font-weight-complex="bold"/>
    </style:style>
    <style:style style:name="P22" style:family="paragraph" style:parent-style-name="Text_20_body">
      <style:text-properties style:text-underline-style="none"/>
    </style:style>
    <style:style style:name="P23" style:family="paragraph" style:parent-style-name="Text_20_body">
      <style:text-properties fo:font-weight="bold" style:font-weight-asian="bold" style:font-weight-complex="bold"/>
    </style:style>
    <style:style style:name="P24" style:family="paragraph" style:parent-style-name="Code">
      <style:text-properties style:use-window-font-color="true" style:font-name="Monaco1" fo:font-size="9pt" style:font-name-asian="Courier" style:font-size-asian="9pt" style:font-name-complex="Courier" style:font-size-complex="9pt"/>
    </style:style>
    <style:style style:name="P25" style:family="paragraph" style:parent-style-name="List">
      <style:paragraph-properties fo:margin-left="2.341cm" fo:margin-right="0cm" fo:text-indent="0cm" style:auto-text-indent="false"/>
    </style:style>
    <style:style style:name="P26" style:family="paragraph" style:parent-style-name="List">
      <style:paragraph-properties fo:margin-left="2.341cm" fo:margin-right="0cm" fo:text-indent="0cm" style:auto-text-indent="false"/>
      <style:text-properties fo:font-weight="normal" style:font-weight-asian="normal" style:font-weight-complex="normal"/>
    </style:style>
    <style:style style:name="P27" style:family="paragraph" style:parent-style-name="Heading_20_3">
      <style:paragraph-properties fo:margin-left="2.341cm" fo:margin-right="0cm" fo:text-indent="0cm" style:auto-text-indent="false"/>
    </style:style>
    <style:style style:name="P28" style:family="paragraph" style:parent-style-name="Standard">
      <style:paragraph-properties fo:margin-left="2.341cm" fo:margin-right="0cm" fo:text-indent="0cm" style:auto-text-indent="false"/>
    </style:style>
    <style:style style:name="P29" style:family="paragraph" style:parent-style-name="Text_20_body">
      <style:paragraph-properties fo:margin-left="2.341cm" fo:margin-right="0cm" fo:text-indent="0cm" style:auto-text-indent="false"/>
    </style:style>
    <style:style style:name="P30" style:family="paragraph" style:parent-style-name="List">
      <style:paragraph-properties fo:break-before="page"/>
    </style:style>
    <style:style style:name="P31" style:family="paragraph" style:parent-style-name="Heading_20_3">
      <style:paragraph-properties fo:break-before="page"/>
    </style:style>
    <style:style style:name="P32" style:family="paragraph" style:parent-style-name="Text_20_body">
      <style:paragraph-properties fo:break-before="page"/>
    </style:style>
    <style:style style:name="P33" style:family="paragraph" style:parent-style-name="Text_20_body">
      <style:paragraph-properties fo:margin-left="2.429cm" fo:margin-right="0cm" fo:text-indent="0cm" style:auto-text-indent="false"/>
    </style:style>
    <style:style style:name="P34" style:family="paragraph" style:parent-style-name="List">
      <style:paragraph-properties fo:margin-left="2.429cm" fo:margin-right="0cm" fo:text-indent="0cm" style:auto-text-indent="false"/>
    </style:style>
    <style:style style:name="P35" style:family="paragraph" style:parent-style-name="Text_20_body">
      <style:paragraph-properties fo:margin-left="2.457cm" fo:margin-right="0cm" fo:text-indent="0cm" style:auto-text-indent="false"/>
    </style:style>
    <style:style style:name="P36" style:family="paragraph" style:parent-style-name="Code">
      <style:paragraph-properties fo:margin-left="3.036cm" fo:margin-right="-0.002cm" fo:text-indent="0cm" style:auto-text-indent="false"/>
    </style:style>
    <style:style style:name="P37" style:family="paragraph" style:parent-style-name="Text_20_body">
      <style:paragraph-properties fo:margin-left="2.981cm" fo:margin-right="0cm" fo:text-indent="0cm" style:auto-text-indent="false"/>
    </style:style>
    <style:style style:name="P38" style:family="paragraph" style:parent-style-name="List">
      <style:paragraph-properties fo:margin-left="3.037cm" fo:margin-right="0cm" fo:text-indent="0cm" style:auto-text-indent="false"/>
    </style:style>
    <style:style style:name="P39" style:family="paragraph" style:parent-style-name="Text_20_body">
      <style:paragraph-properties fo:margin-left="3.037cm" fo:margin-right="0cm" fo:text-indent="0cm" style:auto-text-indent="false"/>
    </style:style>
    <style:style style:name="P40"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41" style:family="paragraph" style:parent-style-name="Text_20_body">
      <style:paragraph-properties fo:margin-left="3.037cm" fo:margin-right="0cm" fo:margin-top="0cm" fo:margin-bottom="0cm" fo:line-height="100%" fo:text-indent="0cm" style:auto-text-indent="false"/>
      <style:text-properties style:font-name="Optima1"/>
    </style:style>
    <style:style style:name="P42" style:family="paragraph" style:parent-style-name="Text_20_body">
      <style:paragraph-properties fo:margin-left="3.037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3" style:family="paragraph" style:parent-style-name="List">
      <style:paragraph-properties fo:margin-left="3.752cm" fo:margin-right="0cm" fo:text-indent="0cm" style:auto-text-indent="false"/>
    </style:style>
    <style:style style:name="P44" style:family="paragraph" style:parent-style-name="List">
      <style:paragraph-properties fo:margin-left="3.752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5" style:family="paragraph" style:parent-style-name="List">
      <style:paragraph-properties fo:margin-left="3.752cm" fo:margin-right="0cm" fo:margin-top="0cm" fo:margin-bottom="0cm" fo:line-height="100%" fo:text-indent="0cm" style:auto-text-indent="false"/>
    </style:style>
    <style:style style:name="P46" style:family="paragraph" style:parent-style-name="Text_20_body">
      <style:paragraph-properties fo:margin-left="3.064cm" fo:margin-right="0cm" fo:text-indent="0cm" style:auto-text-indent="false"/>
    </style:style>
    <style:style style:name="P47" style:family="paragraph" style:parent-style-name="Code">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48" style:family="paragraph" style:parent-style-name="Text_20_body">
      <style:paragraph-properties fo:margin-left="3.752cm" fo:margin-right="0cm" fo:text-align="start" style:justify-single-word="false" fo:text-indent="-0.635cm" style:auto-text-indent="false"/>
      <style:text-properties style:font-name="Optima1" fo:font-size="10pt" fo:font-weight="normal" style:font-size-asian="10pt" style:font-weight-asian="normal" style:font-size-complex="10pt" style:font-weight-complex="normal"/>
    </style:style>
    <style:style style:name="P49" style:family="paragraph" style:parent-style-name="List">
      <style:text-properties fo:font-weight="normal" style:font-weight-asian="normal" style:font-weight-complex="normal"/>
    </style:style>
    <style:style style:name="P50"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1" style:family="paragraph" style:parent-style-name="Contents_20_2">
      <style:paragraph-properties>
        <style:tab-stops>
          <style:tab-stop style:position="14.589cm" style:type="right" style:leader-style="dotted" style:leader-text="."/>
        </style:tab-stops>
      </style:paragraph-properties>
    </style:style>
    <style:style style:name="P52" style:family="paragraph" style:parent-style-name="List">
      <style:paragraph-properties fo:margin-left="3cm" fo:margin-right="0cm" fo:text-indent="0cm" style:auto-text-indent="false"/>
    </style:style>
    <style:style style:name="P53" style:family="paragraph" style:parent-style-name="Standard" style:master-page-name="Index">
      <style:paragraph-properties style:page-number="auto"/>
    </style:style>
    <style:style style:name="P54" style:family="paragraph" style:parent-style-name="Standard" style:list-style-name="L3">
      <style:paragraph-properties fo:margin-left="3.752cm" fo:margin-right="0cm" fo:text-align="start" style:justify-single-word="false" fo:text-indent="-0.635cm" style:auto-text-indent="false"/>
    </style:style>
    <style:style style:name="P55"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6"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57" style:family="paragraph" style:parent-style-name="Text_20_body" style:list-style-name="L2"/>
    <style:style style:name="P58" style:family="paragraph" style:parent-style-name="Text_20_body" style:list-style-name="L1">
      <style:paragraph-properties fo:margin-left="0cm" fo:margin-right="0cm" fo:text-indent="0cm" style:auto-text-indent="false"/>
    </style:style>
    <style:style style:name="P59" style:family="paragraph" style:parent-style-name="Text_20_body" style:list-style-name="">
      <style:paragraph-properties fo:margin-left="3.064cm" fo:margin-right="0cm" fo:margin-top="0.4cm" fo:margin-bottom="0.42cm" fo:line-height="100%" fo:text-indent="0cm" style:auto-text-indent="false" fo:background-color="transparent" style:shadow="none" text:number-lines="false" text:line-number="0">
        <style:tab-stops/>
        <style:background-image/>
      </style:paragraph-properties>
      <style:text-properties style:font-name="Optima1" fo:font-style="normal" fo:font-weight="normal" style:font-style-asian="normal" style:font-weight-asian="normal" style:font-style-complex="normal" style:font-weight-complex="normal"/>
    </style:style>
    <style:style style:name="P60" style:family="paragraph" style:parent-style-name="Text_20_body">
      <style:paragraph-properties fo:margin-left="3.064cm" fo:margin-right="0cm" fo:text-indent="0cm" style:auto-text-indent="false"/>
    </style:style>
    <style:style style:name="P61" style:family="paragraph" style:parent-style-name="List" style:list-style-name="L1">
      <style:paragraph-properties fo:margin-left="2.341cm" fo:margin-right="0cm" fo:text-indent="0cm" style:auto-text-indent="false"/>
    </style:style>
    <style:style style:name="P62" style:family="paragraph" style:parent-style-name="List" style:list-style-name="L1">
      <style:paragraph-properties fo:margin-left="2.341cm" fo:margin-right="0cm" fo:text-indent="0cm" style:auto-text-indent="false"/>
      <style:text-properties style:text-underline-style="none"/>
    </style:style>
    <style:style style:name="P63" style:family="paragraph" style:parent-style-name="List" style:list-style-name="L4">
      <style:paragraph-properties fo:margin-left="2.341cm" fo:margin-right="0cm" fo:text-indent="0cm" style:auto-text-indent="false"/>
      <style:text-properties style:text-underline-style="none"/>
    </style:style>
    <style:style style:name="P64" style:family="paragraph" style:parent-style-name="List" style:list-style-name="L4">
      <style:paragraph-properties fo:margin-left="2.341cm" fo:margin-right="0cm" fo:text-indent="0cm" style:auto-text-indent="false"/>
    </style:style>
    <style:style style:name="P65" style:family="paragraph" style:parent-style-name="List">
      <style:paragraph-properties fo:margin-left="3.037cm" fo:margin-right="0cm" fo:text-indent="0cm" style:auto-text-indent="false"/>
    </style:style>
    <style:style style:name="P66" style:family="paragraph" style:parent-style-name="List" style:list-style-name="L1">
      <style:paragraph-properties fo:margin-left="3.037cm" fo:margin-right="0cm" fo:text-indent="0cm" style:auto-text-indent="false"/>
    </style:style>
    <style:style style:name="P67" style:family="paragraph" style:parent-style-name="List">
      <style:paragraph-properties fo:margin-left="3.752cm" fo:margin-right="0cm" fo:text-indent="0cm" style:auto-text-indent="false"/>
    </style:style>
    <style:style style:name="P68" style:family="paragraph" style:parent-style-name="Heading_20_1" style:master-page-name="Standard">
      <style:paragraph-properties style:page-number="auto"/>
    </style:style>
    <style:style style:name="P69" style:family="paragraph" style:parent-style-name="Heading_20_1">
      <style:paragraph-properties fo:break-before="page"/>
    </style:style>
    <style:style style:name="P70" style:family="paragraph" style:parent-style-name="Heading_20_2">
      <style:paragraph-properties fo:break-before="page"/>
    </style:style>
    <style:style style:name="P71" style:family="paragraph" style:parent-style-name="Code" style:list-style-name="L1">
      <style:paragraph-properties fo:margin-left="3.117cm" fo:margin-right="0cm" fo:text-indent="0cm" style:auto-text-indent="false"/>
      <style:text-properties style:use-window-font-color="true" style:font-name="Monaco1" fo:font-size="9pt" style:font-name-asian="Courier" style:font-size-asian="9pt" style:font-name-complex="Courier" style:font-size-complex="9pt"/>
    </style:style>
    <style:style style:name="P72" style:family="paragraph" style:parent-style-name="Code" style:list-style-name="L1">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73" style:family="paragraph" style:parent-style-name="Heading_20_TOC" style:master-page-name="Index">
      <style:paragraph-properties style:page-number="1"/>
    </style:style>
    <style:style style:name="P74" style:family="paragraph" style:parent-style-name="Heading_20_4">
      <style:paragraph-properties fo:margin-left="2.429cm" fo:margin-right="0cm" fo:text-indent="0cm" style:auto-text-indent="false"/>
    </style:style>
    <style:style style:name="P75" style:family="paragraph" style:parent-style-name="Heading_20_4">
      <style:paragraph-properties fo:margin-left="2.374cm" fo:margin-right="0cm" fo:text-indent="0cm" style:auto-text-indent="false"/>
    </style:style>
    <style:style style:name="P76" style:family="paragraph" style:parent-style-name="Heading_20_4">
      <style:paragraph-properties fo:margin-left="2.457cm" fo:margin-right="0cm" fo:text-indent="0cm" style:auto-text-indent="false"/>
    </style:style>
    <style:style style:name="P77" style:family="paragraph" style:parent-style-name="Heading_20_4">
      <style:paragraph-properties fo:margin-left="2.457cm" fo:margin-right="0cm" fo:margin-top="0cm" fo:margin-bottom="0cm" fo:line-height="100%" fo:text-indent="0cm" style:auto-text-indent="false"/>
      <style:text-properties style:font-name="Optima-Regular" fo:font-size="10pt" style:font-size-asian="10pt" style:font-name-complex="Optima-Regular1" style:font-size-complex="10pt"/>
    </style:style>
    <style:style style:name="P78" style:family="paragraph" style:parent-style-name="Heading_20_4" style:master-page-name="">
      <style:paragraph-properties fo:margin-left="2.401cm" fo:margin-right="0cm" fo:margin-top="0.4cm" fo:margin-bottom="0.42cm"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79" style:family="paragraph" style:parent-style-name="Heading_20_4" style:master-page-name="">
      <style:paragraph-properties fo:margin-left="2.401cm" fo:margin-right="0cm" fo:margin-top="0.4cm" fo:margin-bottom="0.42cm" fo:line-height="100%"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ize="10pt" style:font-size-asian="10pt" style:font-name-complex="Optima-Regular1" style:font-size-complex="10pt"/>
    </style:style>
    <style:style style:name="T16" style:family="text">
      <style:text-properties fo:font-size="10pt" fo:font-weight="bold" style:font-size-asian="10pt" style:font-weight-asian="bold" style:font-name-complex="Optima-Regular1" style:font-size-complex="10pt" style:font-weight-complex="bold"/>
    </style:style>
    <style:style style:name="T17" style:family="text">
      <style:text-properties fo:font-size="10pt" style:text-underline-style="none" fo:font-weight="bold" style:font-name-asian="Arial Unicode MS" style:font-size-asian="10pt" style:font-weight-asian="bold" style:font-name-complex="Optima-Regular1" style:font-size-complex="10pt" style:font-weight-complex="bold"/>
    </style:style>
    <style:style style:name="T18" style:family="text">
      <style:text-properties fo:font-size="10pt" style:text-underline-style="none" style:font-name-asian="Arial Unicode MS" style:font-size-asian="10pt" style:font-name-complex="Optima-Regular1" style:font-size-complex="10pt"/>
    </style:style>
    <style:style style:name="T19" style:family="text">
      <style:text-properties style:font-name="Palatino2" style:text-underline-style="none" style:font-name-asian="Arial Unicode MS" style:font-name-complex="Optima-Regular1"/>
    </style:style>
    <style:style style:name="T20" style:family="text">
      <style:text-properties style:font-name="Palatino2" fo:font-size="10pt" style:text-underline-style="none" style:font-name-asian="Arial Unicode MS" style:font-size-asian="10pt" style:font-name-complex="Optima-Regular1" style:font-size-complex="10pt"/>
    </style:style>
    <style:style style:name="T21"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5"/>
      <text:p text:style-name="P5"/>
      <text:p text:style-name="P5"/>
      <text:p text:style-name="P5"/>
      <text:p text:style-name="P8"/>
      <text:p text:style-name="P10">PacketFence<text:line-break/> – version 2.2.1</text:p>
      <text:p text:style-name="P9">Network Devices Configuration Guide</text:p>
      <text:p text:style-name="P5"/>
      <text:p text:style-name="P53">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1 – June 2011</text:p>
      <text:p text:style-name="P7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text:a xlink:type="simple" xlink:href="#__RefHeading__4751_400627320" text:style-name="Index_20_Link" text:visited-style-name="Index_20_Link">Chapter 1<text:tab/>About this Guide <text:s text:c="2"/><text:tab/>3</text:a></text:p>
          <text:p text:style-name="P51"><text:a xlink:type="simple" xlink:href="#__RefHeading__4753_400627320" text:style-name="Index_20_Link" text:visited-style-name="Index_20_Link">Other sources of information <text:s text:c="2"/><text:tab/>3</text:a></text:p>
          <text:p text:style-name="P50"><text:a xlink:type="simple" xlink:href="#__RefHeading__21830_1038895957" text:style-name="Index_20_Link" text:visited-style-name="Index_20_Link">Chapter 2<text:tab/>List of supported Network Devices <text:s text:c="2"/><text:tab/>4</text:a></text:p>
          <text:p text:style-name="P50"><text:a xlink:type="simple" xlink:href="#__RefHeading__4775_400627320" text:style-name="Index_20_Link" text:visited-style-name="Index_20_Link">Chapter 3<text:tab/>Switch configuration <text:s text:c="2"/><text:tab/>7</text:a></text:p>
          <text:p text:style-name="P51"><text:a xlink:type="simple" xlink:href="#__RefHeading__21832_1038895957" text:style-name="Index_20_Link" text:visited-style-name="Index_20_Link">Assumptions <text:s text:c="2"/><text:tab/>7</text:a></text:p>
          <text:p text:style-name="P51"><text:a xlink:type="simple" xlink:href="#__RefHeading__21834_1038895957" text:style-name="Index_20_Link" text:visited-style-name="Index_20_Link">3COM <text:s text:c="2"/><text:tab/>8</text:a></text:p>
          <text:p text:style-name="P51"><text:a xlink:type="simple" xlink:href="#__RefHeading__21836_1038895957" text:style-name="Index_20_Link" text:visited-style-name="Index_20_Link">Amer <text:s text:c="2"/><text:tab/>12</text:a></text:p>
          <text:p text:style-name="P51"><text:a xlink:type="simple" xlink:href="#__RefHeading__2434_834933746" text:style-name="Index_20_Link" text:visited-style-name="Index_20_Link">Avaya <text:s text:c="2"/><text:tab/>13</text:a></text:p>
          <text:p text:style-name="P51"><text:a xlink:type="simple" xlink:href="#__RefHeading__21936_1038895957" text:style-name="Index_20_Link" text:visited-style-name="Index_20_Link">Cisco <text:s text:c="2"/><text:tab/>13</text:a></text:p>
          <text:p text:style-name="P51"><text:a xlink:type="simple" xlink:href="#__RefHeading__21938_1038895957" text:style-name="Index_20_Link" text:visited-style-name="Index_20_Link">D-Link <text:s text:c="2"/><text:tab/>24</text:a></text:p>
          <text:p text:style-name="P51"><text:a xlink:type="simple" xlink:href="#__RefHeading__21940_1038895957" text:style-name="Index_20_Link" text:visited-style-name="Index_20_Link">Dell <text:s text:c="2"/><text:tab/>25</text:a></text:p>
          <text:p text:style-name="P51"><text:a xlink:type="simple" xlink:href="#__RefHeading__21942_1038895957" text:style-name="Index_20_Link" text:visited-style-name="Index_20_Link">Edge-corE <text:s text:c="2"/><text:tab/>25</text:a></text:p>
          <text:p text:style-name="P51"><text:a xlink:type="simple" xlink:href="#__RefHeading__21944_1038895957" text:style-name="Index_20_Link" text:visited-style-name="Index_20_Link">Enterasys <text:s text:c="2"/><text:tab/>26</text:a></text:p>
          <text:p text:style-name="P51"><text:a xlink:type="simple" xlink:href="#__RefHeading__21946_1038895957" text:style-name="Index_20_Link" text:visited-style-name="Index_20_Link">Extreme Networks <text:s text:c="2"/><text:tab/>29</text:a></text:p>
          <text:p text:style-name="P51"><text:a xlink:type="simple" xlink:href="#__RefHeading__21948_1038895957" text:style-name="Index_20_Link" text:visited-style-name="Index_20_Link">Foundry <text:s text:c="2"/><text:tab/>32</text:a></text:p>
          <text:p text:style-name="P51"><text:a xlink:type="simple" xlink:href="#__RefHeading__2662_1562029471" text:style-name="Index_20_Link" text:visited-style-name="Index_20_Link">HP <text:s text:c="2"/><text:tab/>33</text:a></text:p>
          <text:p text:style-name="P51"><text:a xlink:type="simple" xlink:href="#__RefHeading__21950_1038895957" text:style-name="Index_20_Link" text:visited-style-name="Index_20_Link">HP ProCurve <text:s text:c="2"/><text:tab/>33</text:a></text:p>
          <text:p text:style-name="P51"><text:a xlink:type="simple" xlink:href="#__RefHeading__21952_1038895957" text:style-name="Index_20_Link" text:visited-style-name="Index_20_Link">Intel <text:s text:c="2"/><text:tab/>36</text:a></text:p>
          <text:p text:style-name="P51"><text:a xlink:type="simple" xlink:href="#__RefHeading__2206_1949182198" text:style-name="Index_20_Link" text:visited-style-name="Index_20_Link">Juniper <text:s text:c="2"/><text:tab/>36</text:a></text:p>
          <text:p text:style-name="P51"><text:a xlink:type="simple" xlink:href="#__RefHeading__3095_1690137014" text:style-name="Index_20_Link" text:visited-style-name="Index_20_Link">LG-Ericsson <text:s text:c="2"/><text:tab/>37</text:a></text:p>
          <text:p text:style-name="P51"><text:a xlink:type="simple" xlink:href="#__RefHeading__21954_1038895957" text:style-name="Index_20_Link" text:visited-style-name="Index_20_Link">Linksys <text:s text:c="2"/><text:tab/>39</text:a></text:p>
          <text:p text:style-name="P51"><text:a xlink:type="simple" xlink:href="#__RefHeading__3032_1148626201" text:style-name="Index_20_Link" text:visited-style-name="Index_20_Link">Netgear <text:s text:c="2"/><text:tab/>40</text:a></text:p>
          <text:p text:style-name="P51"><text:a xlink:type="simple" xlink:href="#__RefHeading__21956_1038895957" text:style-name="Index_20_Link" text:visited-style-name="Index_20_Link">Nortel <text:s text:c="2"/><text:tab/>40</text:a></text:p>
          <text:p text:style-name="P51"><text:a xlink:type="simple" xlink:href="#__RefHeading__21958_1038895957" text:style-name="Index_20_Link" text:visited-style-name="Index_20_Link">SMC <text:s text:c="2"/><text:tab/>43</text:a></text:p>
          <text:p text:style-name="P50"><text:a xlink:type="simple" xlink:href="#__RefHeading__21960_1038895957" text:style-name="Index_20_Link" text:visited-style-name="Index_20_Link">Chapter 4<text:tab/>Wireless Controllers and Access Point Configuration <text:s text:c="2"/><text:tab/>44</text:a></text:p>
          <text:p text:style-name="P51"><text:a xlink:type="simple" xlink:href="#__RefHeading__21962_1038895957" text:style-name="Index_20_Link" text:visited-style-name="Index_20_Link">Assumptions <text:s text:c="2"/><text:tab/>44</text:a></text:p>
          <text:p text:style-name="P51"><text:a xlink:type="simple" xlink:href="#__RefHeading__21964_1038895957" text:style-name="Index_20_Link" text:visited-style-name="Index_20_Link">Unsupported Equipment <text:s text:c="2"/><text:tab/>45</text:a></text:p>
          <text:p text:style-name="P51"><text:soft-page-break/><text:a xlink:type="simple" xlink:href="#__RefHeading__19245_611304355" text:style-name="Index_20_Link" text:visited-style-name="Index_20_Link">AeroHIVE <text:s text:c="2"/><text:tab/>46</text:a></text:p>
          <text:p text:style-name="P51"><text:a xlink:type="simple" xlink:href="#__RefHeading__10239_605950653" text:style-name="Index_20_Link" text:visited-style-name="Index_20_Link">Avaya <text:s text:c="2"/><text:tab/>47</text:a></text:p>
          <text:p text:style-name="P51"><text:a xlink:type="simple" xlink:href="#__RefHeading__21966_1038895957" text:style-name="Index_20_Link" text:visited-style-name="Index_20_Link">Aruba <text:s text:c="2"/><text:tab/>47</text:a></text:p>
          <text:p text:style-name="P51"><text:a xlink:type="simple" xlink:href="#__RefHeading__22016_1038895957" text:style-name="Index_20_Link" text:visited-style-name="Index_20_Link">Cisco <text:s text:c="2"/><text:tab/>48</text:a></text:p>
          <text:p text:style-name="P51"><text:a xlink:type="simple" xlink:href="#__RefHeading__22018_1038895957" text:style-name="Index_20_Link" text:visited-style-name="Index_20_Link">D-Link <text:s text:c="2"/><text:tab/>51</text:a></text:p>
          <text:p text:style-name="P51"><text:a xlink:type="simple" xlink:href="#__RefHeading__17023_1684072385" text:style-name="Index_20_Link" text:visited-style-name="Index_20_Link">Extricom <text:s text:c="2"/><text:tab/>51</text:a></text:p>
          <text:p text:style-name="P51"><text:a xlink:type="simple" xlink:href="#__RefHeading__22020_1038895957" text:style-name="Index_20_Link" text:visited-style-name="Index_20_Link">HP <text:s text:c="2"/><text:tab/>52</text:a></text:p>
          <text:p text:style-name="P51"><text:a xlink:type="simple" xlink:href="#__RefHeading__10241_605950653" text:style-name="Index_20_Link" text:visited-style-name="Index_20_Link">Meru <text:s text:c="2"/><text:tab/>52</text:a></text:p>
          <text:p text:style-name="P51"><text:a xlink:type="simple" xlink:href="#__RefHeading__2610_691561661" text:style-name="Index_20_Link" text:visited-style-name="Index_20_Link">Motorola <text:s text:c="2"/><text:tab/>55</text:a></text:p>
          <text:p text:style-name="P51"><text:a xlink:type="simple" xlink:href="#__RefHeading__2404_647845087" text:style-name="Index_20_Link" text:visited-style-name="Index_20_Link">Xirrus <text:s text:c="2"/><text:tab/>55</text:a></text:p>
          <text:p text:style-name="P50"><text:a xlink:type="simple" xlink:href="#__RefHeading__4829_400627320" text:style-name="Index_20_Link" text:visited-style-name="Index_20_Link">Chapter 5<text:tab/>Additional Information <text:s text:c="2"/><text:tab/>57</text:a></text:p>
          <text:p text:style-name="P50"><text:a xlink:type="simple" xlink:href="#__RefHeading__4831_400627320" text:style-name="Index_20_Link" text:visited-style-name="Index_20_Link">Chapter 6<text:tab/>Commercial Support and Contact Information <text:s text:c="2"/><text:tab/>58</text:a></text:p>
          <text:p text:style-name="P50"><text:a xlink:type="simple" xlink:href="#__RefHeading__4833_400627320" text:style-name="Index_20_Link" text:visited-style-name="Index_20_Link">Chapter 7<text:tab/>GNU Free Documentation License <text:s text:c="2"/><text:tab/>59</text:a></text:p>
        </text:index-body>
      </text:table-of-content>
      <text:list xml:id="list1545810855" text:style-name="Outline">
        <text:list-item>
          <text:h text:style-name="P68"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2.1 of PacketFence.</text:p>
      <text:p text:style-name="Standard">The latest version of this guide is available at <text:a xlink:type="simple" xlink:href="http://www.packetfence.org/documentation/">http://www.packetfence.org/documentation/</text:a></text:p>
      <text:list xml:id="list1420204940"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955855104"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1">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2">PacketFence Type (used in switches.conf)</text:p>
          </table:table-cell>
        </table:table-row>
        <table:table-row>
          <table:table-cell table:style-name="Table1.A2" office:value-type="string">
            <text:p text:style-name="P12">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2"/>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2"/>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2"/>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2"/>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2"/>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2">Aerohive</text:p>
          </table:table-cell>
          <table:table-cell table:style-name="Table1.A7" office:value-type="string">
            <text:p text:style-name="Table_20_Contents">All AP models</text:p>
          </table:table-cell>
          <table:table-cell table:style-name="Table1.A7" office:value-type="string">
            <text:p text:style-name="Table_20_Contents">AeroHIVE::AP</text:p>
          </table:table-cell>
        </table:table-row>
        <table:table-row>
          <table:table-cell table:style-name="Table1.A7" office:value-type="string">
            <text:p text:style-name="P12">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2">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2">Avaya</text:p>
          </table:table-cell>
          <table:table-cell table:style-name="Table1.A7" office:value-type="string">
            <text:p text:style-name="Table_20_Contents">Wireless Controllers</text:p>
          </table:table-cell>
          <table:table-cell table:style-name="Table1.A7" office:value-type="string">
            <text:p text:style-name="Table_20_Contents">Avaya::WC</text:p>
          </table:table-cell>
        </table:table-row>
        <table:table-row>
          <table:table-cell table:style-name="Table1.A7" office:value-type="string">
            <text:p text:style-name="P12"/>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2">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2"/>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2"/>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2"/>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2"/>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2"/>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ext:soft-page-break/>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able:table-row>
          <table:table-cell table:style-name="Table1.A7" office:value-type="string">
            <text:p text:style-name="P12">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2"/>
          </table:table-cell>
          <table:table-cell table:style-name="Table1.A7" office:value-type="string">
            <text:p text:style-name="Table_20_Contents">DES 3550</text:p>
          </table:table-cell>
          <table:table-cell table:style-name="Table1.A7" office:value-type="string">
            <text:p text:style-name="Table_20_Contents">Dlink::DES_3550</text:p>
          </table:table-cell>
        </table:table-row>
        <table:table-row>
          <table:table-cell table:style-name="Table1.A7" office:value-type="string">
            <text:p text:style-name="P13"/>
          </table:table-cell>
          <table:table-cell table:style-name="Table1.A7" office:value-type="string">
            <text:p text:style-name="P15">DGS 3100</text:p>
          </table:table-cell>
          <table:table-cell table:style-name="Table1.A7" office:value-type="string">
            <text:p text:style-name="P15">Dlink::DGS_3100</text:p>
          </table:table-cell>
        </table:table-row>
        <table:table-row>
          <table:table-cell table:style-name="Table1.A7" office:value-type="string">
            <text:p text:style-name="P13"/>
          </table:table-cell>
          <table:table-cell table:style-name="Table1.A7" office:value-type="string">
            <text:p text:style-name="P15">DGS 3200</text:p>
          </table:table-cell>
          <table:table-cell table:style-name="Table1.A7" office:value-type="string">
            <text:p text:style-name="P15">Dlink::DGS_3200</text:p>
          </table:table-cell>
        </table:table-row>
        <table:table-row>
          <table:table-cell table:style-name="Table1.A7" office:value-type="string">
            <text:p text:style-name="P13"/>
          </table:table-cell>
          <table:table-cell table:style-name="Table1.A7" office:value-type="string">
            <text:p text:style-name="P15">DWL Access-Points</text:p>
          </table:table-cell>
          <table:table-cell table:style-name="Table1.A7" office:value-type="string">
            <text:p text:style-name="P15">Dlink::DWL</text:p>
          </table:table-cell>
        </table:table-row>
        <table:table-row>
          <table:table-cell table:style-name="Table1.A7" office:value-type="string">
            <text:p text:style-name="P13"/>
          </table:table-cell>
          <table:table-cell table:style-name="Table1.A7" office:value-type="string">
            <text:p text:style-name="P15">DWS 3026</text:p>
          </table:table-cell>
          <table:table-cell table:style-name="Table1.A7" office:value-type="string">
            <text:p text:style-name="P15">Dlink::DWS_3026</text:p>
          </table:table-cell>
        </table:table-row>
        <table:table-row>
          <table:table-cell table:style-name="Table1.A7" office:value-type="string">
            <text:p text:style-name="P13">Dell</text:p>
          </table:table-cell>
          <table:table-cell table:style-name="Table1.A7" office:value-type="string">
            <text:p text:style-name="P15">PowerConnect 3424</text:p>
          </table:table-cell>
          <table:table-cell table:style-name="Table1.A7" office:value-type="string">
            <text:p text:style-name="P15">Dell::PowerConnect3424</text:p>
          </table:table-cell>
        </table:table-row>
        <table:table-row>
          <table:table-cell table:style-name="Table1.A7" office:value-type="string">
            <text:p text:style-name="P12">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3">Enterasys</text:p>
          </table:table-cell>
          <table:table-cell table:style-name="Table1.A7" office:value-type="string">
            <text:p text:style-name="P15">Matrix N3</text:p>
          </table:table-cell>
          <table:table-cell table:style-name="Table1.A7" office:value-type="string">
            <text:p text:style-name="P15">Enterasys::Matrix_N3</text:p>
          </table:table-cell>
        </table:table-row>
        <table:table-row>
          <table:table-cell table:style-name="Table1.A7" office:value-type="string">
            <text:p text:style-name="P13"/>
          </table:table-cell>
          <table:table-cell table:style-name="Table1.A7" office:value-type="string">
            <text:p text:style-name="P15">SecureStack C2</text:p>
          </table:table-cell>
          <table:table-cell table:style-name="Table1.A7" office:value-type="string">
            <text:p text:style-name="P15">Enterasys::SecureStack_C2</text:p>
          </table:table-cell>
        </table:table-row>
        <table:table-row>
          <table:table-cell table:style-name="Table1.A7" office:value-type="string">
            <text:p text:style-name="P13"/>
          </table:table-cell>
          <table:table-cell table:style-name="Table1.A7" office:value-type="string">
            <text:p text:style-name="P15">SecureStack C3</text:p>
          </table:table-cell>
          <table:table-cell table:style-name="Table1.A7" office:value-type="string">
            <text:p text:style-name="P15">Enterasys::SecureStack_C3</text:p>
          </table:table-cell>
        </table:table-row>
        <table:table-row>
          <table:table-cell table:style-name="Table1.A7" office:value-type="string">
            <text:p text:style-name="P13"/>
          </table:table-cell>
          <table:table-cell table:style-name="Table1.A7" office:value-type="string">
            <text:p text:style-name="P15">Standalone D2</text:p>
          </table:table-cell>
          <table:table-cell table:style-name="Table1.A7" office:value-type="string">
            <text:p text:style-name="P15">Enterasys::D2</text:p>
          </table:table-cell>
        </table:table-row>
        <table:table-row>
          <table:table-cell table:style-name="Table1.A7" office:value-type="string">
            <text:p text:style-name="P12">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2">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2">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2">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3"/>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3"/>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3"/>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3"/>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3"/>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3"/>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3"/>
          </table:table-cell>
          <table:table-cell table:style-name="Table1.A7" office:value-type="string">
            <text:p text:style-name="Table_20_Contents">ProCurve 5400 Series</text:p>
          </table:table-cell>
          <table:table-cell table:style-name="Table1.A7" office:value-type="string">
            <text:p text:style-name="Table_20_Contents">HP::Procurve_5400</text:p>
          </table:table-cell>
        </table:table-row>
        <table:table-row>
          <table:table-cell table:style-name="Table1.A7" office:value-type="string">
            <text:p text:style-name="P13">Intel</text:p>
          </table:table-cell>
          <table:table-cell table:style-name="Table1.A7" office:value-type="string">
            <text:p text:style-name="P15">Express 460</text:p>
          </table:table-cell>
          <table:table-cell table:style-name="Table1.A7" office:value-type="string">
            <text:p text:style-name="P15">Intel::Express_460</text:p>
          </table:table-cell>
        </table:table-row>
        <table:table-row>
          <table:table-cell table:style-name="Table1.A7" office:value-type="string">
            <text:p text:style-name="P14"/>
          </table:table-cell>
          <table:table-cell table:style-name="Table1.A7" office:value-type="string">
            <text:p text:style-name="P15">Express 530</text:p>
          </table:table-cell>
          <table:table-cell table:style-name="Table1.A7" office:value-type="string">
            <text:p text:style-name="P15">Intel::Express_530</text:p>
          </table:table-cell>
        </table:table-row>
        <table:table-row>
          <table:table-cell table:style-name="Table1.A7" office:value-type="string">
            <text:p text:style-name="P13">Juniper</text:p>
          </table:table-cell>
          <table:table-cell table:style-name="Table1.A7" office:value-type="string">
            <text:p text:style-name="P15">EX Series</text:p>
          </table:table-cell>
          <table:table-cell table:style-name="Table1.A7" office:value-type="string">
            <text:p text:style-name="P15">Juniper::EX</text:p>
          </table:table-cell>
        </table:table-row>
        <table:table-row>
          <table:table-cell table:style-name="Table1.A7" office:value-type="string">
            <text:p text:style-name="P12">LG-Ericsson</text:p>
          </table:table-cell>
          <table:table-cell table:style-name="Table1.A7" office:value-type="string">
            <text:p text:style-name="Table_20_Contents">iPECS Series</text:p>
          </table:table-cell>
          <table:table-cell table:style-name="Table1.A7" office:value-type="string">
            <text:p text:style-name="Table_20_Contents">LG::ES4500G</text:p>
          </table:table-cell>
        </table:table-row>
        <table:table-row>
          <table:table-cell table:style-name="Table1.A7" office:value-type="string">
            <text:p text:style-name="P12">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2">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2">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2">Netgear</text:p>
          </table:table-cell>
          <table:table-cell table:style-name="Table1.A7" office:value-type="string">
            <text:p text:style-name="Table_20_Contents">FSM726v1</text:p>
          </table:table-cell>
          <table:table-cell table:style-name="Table1.A7" office:value-type="string">
            <text:p text:style-name="Table_20_Contents">Netgear::FSM726v1</text:p>
          </table:table-cell>
        </table:table-row>
        <table:table-row>
          <table:table-cell table:style-name="Table1.A7" office:value-type="string">
            <text:p text:style-name="P12">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ext:soft-page-break/>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able:table-row>
          <table:table-cell table:style-name="Table1.A7" office:value-type="string">
            <text:p text:style-name="Table_20_Contents"/>
          </table:table-cell>
          <table:table-cell table:style-name="Table1.A7" office:value-type="string">
            <text:p text:style-name="Table_20_Contents">ERS 4000 Series</text:p>
          </table:table-cell>
          <table:table-cell table:style-name="Table1.A7" office:value-type="string">
            <text:p text:style-name="Table_20_Contents">Nortel::ERS4000</text:p>
          </table:table-cell>
        </table:table-row>
        <table:table-row>
          <table:table-cell table:style-name="Table1.A7" office:value-type="string">
            <text:p text:style-name="Table_20_Contents"/>
          </table:table-cell>
          <table:table-cell table:style-name="Table1.A7" office:value-type="string">
            <text:p text:style-name="Table_20_Contents">ERS 5000 Series</text:p>
          </table:table-cell>
          <table:table-cell table:style-name="Table1.A7" office:value-type="string">
            <text:p text:style-name="Table_20_Contents">Nortel::ERS5000</text:p>
          </table:table-cell>
        </table:table-row>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able:table-row>
          <table:table-cell table:style-name="Table1.A7" office:value-type="string">
            <text:p text:style-name="P12">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2"/>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2"/>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2">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229229581"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1928070078" text:continue-numbering="true" text:style-name="Outline">
        <text:list-item>
          <text:list>
            <text:list-item>
              <text:h text:style-name="P70"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1126085772" text:style-name="L1">
        <text:list-header>
          <text:p text:style-name="P61">❏<text:tab/>linkUp/linkDown</text:p>
          <text:p text:style-name="P61">❏<text:tab/>Port Security (with static MACs)</text:p>
        </text:list-header>
      </text:list>
      <text:p text:style-name="Text_20_body">Don't forget to update the startup config !</text:p>
      <text:list xml:id="list1397732645" text:continue-list="list1928070078"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73631264"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274754658" text:continue-list="list1126085772" text:style-name="L1">
        <text:list-header>
          <text:p text:style-name="P61">❏<text:tab/>802.1X with MAC Authentication fallback</text:p>
          <text:p text:style-name="P61">❏<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416377238" text:continue-list="list73631264"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255198422"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8">where xx stands for the interface index</text:p>
      <text:p text:style-name="P3"/>
      <text:p text:style-name="Heading_20_3">E5500G and Switch 4200G</text:p>
      <text:p text:style-name="Text_20_body">PacketFence supports these 3Com switches with the following techniques:</text:p>
      <text:list xml:id="list1092695355" text:continue-list="list274754658" text:style-name="L1">
        <text:list-header>
          <text:p text:style-name="P61">❏<text:tab/>802.1X with MAC Authentication fallback</text:p>
          <text:p text:style-name="P61">❏<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502847270" text:continue-list="list1255198422"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503575805"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863161668"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610799873" text:continue-list="list1092695355" text:style-name="L1">
        <text:list-header>
          <text:p text:style-name="P61">❏<text:tab/>linkUp/linkDown</text:p>
        </text:list-header>
      </text:list>
      <text:p text:style-name="Text_20_body">Don't forget to update the startup config !</text:p>
      <text:p text:style-name="Text_20_body"/>
      <text:p text:style-name="Heading_20_3">L2 Switch SS2R24i</text:p>
      <text:list xml:id="list446314133" text:continue-numbering="true" text:style-name="L1">
        <text:list-header>
          <text:p text:style-name="P61">❏<text:tab/>Global config settings:</text:p>
        </text:list-header>
      </text:list>
      <text:p text:style-name="Code">create snmp host 192.168.1.5 v2c public</text:p>
      <text:p text:style-name="Code">create snmp user public ReadGroup</text:p>
      <text:p text:style-name="Code">enable snmp traps </text:p>
      <text:list xml:id="list1893419289" text:continue-numbering="true" text:style-name="L1">
        <text:list-header>
          <text:p text:style-name="P61"/>
        </text:list-header>
      </text:list>
      <text:p text:style-name="P25">❏<text:tab/>On each interface:</text:p>
      <text:p text:style-name="Code">config vlan default delete xx</text:p>
      <text:p text:style-name="Code"><text:soft-page-break/>config vlan mac-detection add untagged xx</text:p>
      <text:p text:style-name="Standard">where xx stands for the interface index</text:p>
      <text:list xml:id="list989990259" text:continue-list="list863161668"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1915150986"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1162401748" text:continue-list="list1893419289" text:style-name="L1">
        <text:list-header>
          <text:p text:style-name="P61">❏<text:tab/>linkUp/linkDown</text:p>
          <text:p text:style-name="P61">❏<text:tab/>MAC Notification</text:p>
          <text:p text:style-name="P61">❏<text:tab/>Port Security (with static MACs)</text:p>
          <text:p text:style-name="P61"/>
          <text:p text:style-name="P66">On some recent models, we can also use more secure and robust features, like :</text:p>
          <text:p text:style-name="P66"/>
          <text:p text:style-name="P61">❏<text:tab/>MAC Authentication (Cisco's MAC Authentication Bypass or MAB)</text:p>
          <text:p text:style-name="P61">❏<text:tab/>802.1x (Multi-Host or Multi-Domain)</text:p>
          <text:p text:style-name="P61"/>
        </text:list-header>
      </text:list>
      <text:p text:style-name="Text_20_body">Depending of the switch model, we recommend the use of the most secure and reliable feature first. <text:s/>In other words, you should consider the following order :</text:p>
      <text:list xml:id="list1507813399" text:style-name="L2">
        <text:list-item>
          <text:p text:style-name="P57">802.1x/MAB</text:p>
        </text:list-item>
        <text:list-item>
          <text:p text:style-name="P57">Port-Security</text:p>
        </text:list-item>
        <text:list-item>
          <text:p text:style-name="P57">linkUp/linkDown</text:p>
          <text:p text:style-name="P57"/>
        </text:list-item>
      </text:list>
      <text:p text:style-name="Heading_20_3">2900XL Series and 3500XL Series</text:p>
      <text:list xml:id="list532123159" text:continue-list="list1915150986" text:style-name="Outline">
        <text:list-item>
          <text:list>
            <text:list-item>
              <text:list>
                <text:list-item>
                  <text:list>
                    <text:list-item>
                      <text:h text:style-name="P74" text:outline-level="4">linkUP/linkDown SNMP traps</text:h>
                    </text:list-item>
                  </text:list>
                </text:list-item>
              </text:list>
            </text:list-item>
          </text:list>
        </text:list-item>
      </text:list>
      <text:p text:style-name="List">❏<text:tab/>Global config settings:</text:p>
      <text:p text:style-name="Code"><text:soft-page-break/>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5"/>
      <text:p text:style-name="P25">❏<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976708487" text:continue-numbering="true" text:style-name="Outline">
        <text:list-item>
          <text:list>
            <text:list-item>
              <text:list>
                <text:list-item>
                  <text:list>
                    <text:list-item>
                      <text:h text:style-name="P74" text:outline-level="4">802.1X</text:h>
                    </text:list-item>
                  </text:list>
                </text:list-item>
              </text:list>
            </text:list-item>
          </text:list>
        </text:list-item>
      </text:list>
      <text:p text:style-name="P46">Recently, we were able to add the support for 802.1X on those switch even if they are not supporting RADIUS dynamic VLAN assignments.</text:p>
      <text:p text:style-name="P34">❏<text:tab/>Global settings</text:p>
      <text:p text:style-name="Code">dot1x system-auth-control</text:p>
      <text:p text:style-name="P46"/>
      <text:p text:style-name="P34">❏<text:tab/>AAA Groups and Configuration</text:p>
      <text:p text:style-name="Code">aaa new-model</text:p>
      <text:p text:style-name="Code">aaa group server radius packetfence</text:p>
      <text:p text:style-name="Code"><text:soft-page-break/><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5"/>
      <text:p text:style-name="P34">❏<text:tab/>Radius server configuration</text:p>
      <text:p text:style-name="Code">radius-server host 192.168.1.5 auth-port 1812 acct-port 1813 timeout 2 key useStrongerSecret</text:p>
      <text:p text:style-name="Code">radius-server vsa send authentication</text:p>
      <text:p text:style-name="Text_20_body"/>
      <text:p text:style-name="P34">❏<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34">❏<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2026708270" text:continue-numbering="true" text:style-name="Outline">
        <text:list-item>
          <text:list>
            <text:list-item>
              <text:list>
                <text:list-item>
                  <text:list>
                    <text:list-item>
                      <text:h text:style-name="P74" text:outline-level="4">Port-Security</text:h>
                    </text:list-item>
                  </text:list>
                </text:list-item>
              </text:list>
            </text:list-item>
          </text:list>
        </text:list-item>
      </text:list>
      <text:p text:style-name="P20">**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20"/>
      <text:p text:style-name="List">❏<text:tab/>Global config settings with no VoIP</text:p>
      <text:p text:style-name="Code">snmp-server enable traps port-security</text:p>
      <text:p text:style-name="Code">snmp-server enable traps port-security trap-rate 1</text:p>
      <text:p text:style-name="Code"><text:soft-page-break/>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7"/>
      <text:p text:style-name="P25">❏<text:tab/>Use the following templates for interface IfIndex in bogus MAC addresses (0200.000x.xxxx):</text:p>
      <text:list xml:id="list521222452" text:style-name="L3">
        <text:list-header>
          <text:p text:style-name="P54"><text:span text:style-name="T2">Fa0/1...Fa0/48<text:tab/><text:tab/>-&gt;<text:tab/>1...48<text:line-break/></text:span><text:span text:style-name="T3">Gi0/1, Gi0/2<text:tab/><text:tab/>-&gt;<text:tab/>49, 50</text:span></text:p>
        </text:list-header>
      </text:list>
      <text:p text:style-name="P25">❏<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
      <text:p text:style-name="P31">2960</text:p>
      <text:p text:style-name="P21">** For 802.1X and MAB configurations, refer to the 2970,3560,3550,3750 section below.</text:p>
      <text:list xml:id="list1352450105" text:continue-list="list2026708270" text:style-name="Outline">
        <text:list-item>
          <text:list>
            <text:list-item>
              <text:list>
                <text:list-item>
                  <text:list>
                    <text:list-item>
                      <text:h text:style-name="P74" text:outline-level="4">Port-Security for IOS earlier than 12.2(46)SE </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5">❏<text:tab/>Use the following templates for interface IfIndex in bogus MAC addresses (0200.000x.xxxx):</text:p>
      <text:list xml:id="list1366676169" text:continue-list="list521222452" text:style-name="L3">
        <text:list-header>
          <text:p text:style-name="P55">Fa0/1...Fa0/48<text:tab/><text:tab/>-&gt;<text:tab/>10001...10048<text:line-break/><text:span text:style-name="T8">Gi0/1...Gi0/48<text:tab/><text:tab/>-&gt;<text:tab/>10101...10148</text:span></text:p>
        </text:list-header>
      </text:list>
      <text:list xml:id="list2093449000" text:continue-list="list1352450105" text:style-name="Outline">
        <text:list-item>
          <text:list>
            <text:list-item>
              <text:list>
                <text:list-item>
                  <text:list>
                    <text:list-item>
                      <text:h text:style-name="P74" text:outline-level="4">Port-Security for IOS 12.2(46)SE or greater</text:h>
                    </text:list-item>
                  </text:list>
                </text:list-item>
              </text:list>
            </text:list-item>
          </text:list>
        </text:list-item>
      </text:list>
      <text:p text:style-name="P33">Since this version, the way to handle VoIP when using port-security dramatically changed. <text:s/>Ensure that you follow the instructions below. <text:s/>To make the story short, instead on relying on the dynamic MAC learning for VoIP, we use a static entry on the voice VLAN so we can trigger a new security violation, and then authorize the phone MAC address on the network.</text:p>
      <text:p text:style-name="P33"/>
      <text:p text:style-name="P4"/>
      <text:p text:style-name="List"><text:soft-page-break/>❏<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p>
      <text:p text:style-name="Code">switchport port-security maximum 1 vlan voice <text:line-break/>switchport port-security violation restrict</text:p>
      <text:p text:style-name="Code">switchport port-security mac-address 0200.010x.xxxx vlan voice<text:line-break/>switchport port-security mac-address 0200.000x.xxxx vlan access</text:p>
      <text:p text:style-name="P48">where xxxxx stands for the interface ifIndex</text:p>
      <text:p text:style-name="P25">❏<text:tab/>Use the following templates for interface IfIndex in bogus MAC addresses :</text:p>
      <text:p text:style-name="P25"><text:tab/><text:tab/><text:tab/><text:span text:style-name="T8">Fa0/1...Fa0/48<text:tab/><text:tab/>-&gt;<text:tab/>10001...10048</text:span></text:p>
      <text:p text:style-name="P26"><text:tab/><text:tab/><text:tab/>Gi0/1...Gi0/48<text:tab/><text:tab/>-&gt;<text:tab/>10101...10148</text:p>
      <text:p text:style-name="P26"><text:tab/></text:p>
      <text:p text:style-name="Heading_20_3">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2077435481" text:continue-numbering="true" text:style-name="Outline">
        <text:list-item>
          <text:list>
            <text:list-item>
              <text:list>
                <text:list-item>
                  <text:list>
                    <text:list-item>
                      <text:h text:style-name="P74" text:outline-level="4">802.1x with MAC Authentication bypass (Multi-Domain)</text:h>
                    </text:list-item>
                  </text:list>
                </text:list-item>
              </text:list>
            </text:list-item>
          </text:list>
        </text:list-item>
      </text:list>
      <text:p text:style-name="P34">❏<text:tab/>Global settings</text:p>
      <text:p text:style-name="Code">dot1x system-auth-control</text:p>
      <text:p text:style-name="P33"/>
      <text:p text:style-name="P34"><text:soft-page-break/>❏<text:tab/>On each interface</text:p>
      <text:p text:style-name="P36">switchport mode access</text:p>
      <text:p text:style-name="P36">switchport voice vlan 100</text:p>
      <text:p text:style-name="P36">authentication host-mode multi-domain</text:p>
      <text:p text:style-name="P36">authentication order dot1x mab</text:p>
      <text:p text:style-name="P36">authentication priority dot1x mab</text:p>
      <text:p text:style-name="P36">authentication port-control auto</text:p>
      <text:p text:style-name="P36">authentication periodic</text:p>
      <text:p text:style-name="P36">authentication timer restart 10800</text:p>
      <text:p text:style-name="P36">authentication timer reauthenticate 10800</text:p>
      <text:p text:style-name="P36">mab</text:p>
      <text:p text:style-name="P36">no snmp trap link-status</text:p>
      <text:p text:style-name="P36">dot1x pae authenticator</text:p>
      <text:p text:style-name="P36">dot1x timeout quiet-period 2</text:p>
      <text:p text:style-name="P36">dot1x timeout tx-period 3</text:p>
      <text:p text:style-name="P34"/>
      <text:p text:style-name="P34">❏<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5"/>
      <text:p text:style-name="P34">❏<text:tab/>Radius server configuration</text:p>
      <text:p text:style-name="Code">radius-server host 192.168.1.5 auth-port 1812 acct-port 1813 timeout 2 key useStrongerSecret</text:p>
      <text:p text:style-name="Code">radius-server vsa send authentication</text:p>
      <text:p text:style-name="Text_20_body"/>
      <text:list xml:id="list1373677523" text:continue-numbering="true" text:style-name="Outline">
        <text:list-item>
          <text:list>
            <text:list-item>
              <text:list>
                <text:list-item>
                  <text:list>
                    <text:list-item>
                      <text:h text:style-name="P74" text:outline-level="4">802.1x with MAC Authentication bypass (Multi-Host)</text:h>
                    </text:list-item>
                  </text:list>
                </text:list-item>
              </text:list>
            </text:list-item>
          </text:list>
        </text:list-item>
      </text:list>
      <text:p text:style-name="P34">❏<text:tab/>Global settings</text:p>
      <text:p text:style-name="Code">dot1x system-auth-control</text:p>
      <text:p text:style-name="P33"/>
      <text:p text:style-name="P34">❏<text:tab/>On each interface</text:p>
      <text:p text:style-name="P36"><text:soft-page-break/>switchport mode access</text:p>
      <text:p text:style-name="P36"><text:s/>authentication order dot1x mab</text:p>
      <text:p text:style-name="P36"><text:s/>authentication priority dot1x mab</text:p>
      <text:p text:style-name="P36"><text:s/>authentication port-control auto</text:p>
      <text:p text:style-name="P36"><text:s/>authentication periodic</text:p>
      <text:p text:style-name="P36"><text:s/>authentication timer restart 10800</text:p>
      <text:p text:style-name="P36"><text:s/>authentication timer reauthenticate 7200</text:p>
      <text:p text:style-name="P36"><text:s/>mab</text:p>
      <text:p text:style-name="P36"><text:s/>no snmp trap link-status</text:p>
      <text:p text:style-name="P36"><text:s/>dot1x pae authenticator</text:p>
      <text:p text:style-name="P36"><text:s/>dot1x timeout quiet-period 2</text:p>
      <text:p text:style-name="P36"><text:s/>dot1x timeout tx-period 3</text:p>
      <text:p text:style-name="Text_20_body"/>
      <text:p text:style-name="P34">❏<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4">❏<text:tab/>Radius server configuration</text:p>
      <text:p text:style-name="Code">radius-server host 10.10.10.10 auth-port 1812 acct-port 1813 timeout 2 key useStrongerSecret</text:p>
      <text:p text:style-name="Code">radius-server vsa send authentication</text:p>
      <text:p text:style-name="P33"/>
      <text:list xml:id="list1653605093" text:continue-numbering="true" text:style-name="Outline">
        <text:list-item>
          <text:list>
            <text:list-item>
              <text:list>
                <text:list-item>
                  <text:list>
                    <text:list-item>
                      <text:h text:style-name="P74" text:outline-level="4">MAC Authentication bypass only</text:h>
                    </text:list-item>
                  </text:list>
                </text:list-item>
              </text:list>
            </text:list-item>
          </text:list>
        </text:list-item>
      </text:list>
      <text:p text:style-name="P34">❏<text:tab/>Global settings</text:p>
      <text:p text:style-name="Code">dot1x system-auth-control</text:p>
      <text:p text:style-name="Text_20_body"/>
      <text:p text:style-name="P34">❏<text:tab/>On each interface</text:p>
      <text:p text:style-name="Code">switchport mode access</text:p>
      <text:p text:style-name="Code"><text:s/>switchport voice vlan 100</text:p>
      <text:p text:style-name="Code"><text:s/>dot1x mac-auth-bypass</text:p>
      <text:p text:style-name="Code"><text:soft-page-break/><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34">❏<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5"/>
      <text:p text:style-name="P34">❏<text:tab/>Radius server configuration</text:p>
      <text:p text:style-name="Code">radius-server host 192.168.1.5 auth-port 1812 acct-port 1813 timeout 2 key useStrongerSecret</text:p>
      <text:p text:style-name="Code">radius-server vsa send authentication</text:p>
      <text:p text:style-name="P33"/>
      <text:list xml:id="list1259603506" text:continue-numbering="true" text:style-name="Outline">
        <text:list-item>
          <text:list>
            <text:list-item>
              <text:list>
                <text:list-item>
                  <text:list>
                    <text:list-item>
                      <text:h text:style-name="P74"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text:soft-pag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5">❏<text:tab/>Use the following templates for interface IfIndex in bogus MAC addresses (0200.000x.xxxx):</text:p>
      <text:list xml:id="list2114498145" text:continue-list="list1366676169" text:style-name="L3">
        <text:list-header>
          <text:p text:style-name="P55">Fa0/1...Fa0/48<text:tab/><text:tab/>-&gt;<text:tab/>10001...10048<text:line-break/><text:span text:style-name="T8">Gi0/1...Gi0/48<text:tab/><text:tab/>-&gt;<text:tab/>10101...10148</text:span></text:p>
        </text:list-header>
      </text:list>
      <text:p text:style-name="Text_20_body"/>
      <text:p text:style-name="P32"/>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515613741" text:continue-numbering="true" text:style-name="L3">
        <text:list-header>
          <text:p text:style-name="P56">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321289202" text:continue-list="list1259603506"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631389316" text:continue-list="list1162401748" text:style-name="L1">
        <text:list-header>
          <text:p text:style-name="P61">❏<text:tab/>linkUp/linkDown</text:p>
          <text:p text:style-name="P61">❏<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 / 3550</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31">DGS3100/32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1541194045" text:continue-list="list1321289202"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7"/>
      <text:list xml:id="list1752729130"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789983293" text:continue-list="list1631389316" text:style-name="L1">
        <text:list-header>
          <text:p text:style-name="P61">❏<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1209980979" text:continue-list="list1752729130"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1332341892" text:continue-list="list789983293" text:style-name="L1">
        <text:list-header>
          <text:p text:style-name="P61">❏<text:tab/>linkUp/linkDown</text:p>
          <text:p text:style-name="P61">❏<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562872857" text:continue-list="list1209980979" text:style-name="Outline">
        <text:list-item>
          <text:list>
            <text:list-item>
              <text:list>
                <text:list-item>
                  <text:list>
                    <text:list-item>
                      <text:h text:style-name="Heading_20_4" text:outline-level="4"/>
                    </text:list-item>
                  </text:list>
                </text:list-item>
              </text:list>
            </text:list-item>
          </text:list>
        </text:list-item>
      </text:list>
      <text:p text:style-name="P31">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243323846" text:continue-numbering="true" text:style-name="Outline">
        <text:list-item>
          <text:list>
            <text:list-item>
              <text:h text:style-name="P70" text:outline-level="2"><text:bookmark text:name="__RefHeading__21946_1038895957"/>Extreme Networks<text:bookmark-end text:name="__RefHeading__21946_1038895957"/></text:h>
            </text:list-item>
          </text:list>
        </text:list-item>
      </text:list>
      <text:p text:style-name="Text_20_body">PacketFence supports Extreme Networks switches using :</text:p>
      <text:list xml:id="list439697116" text:continue-list="list1332341892" text:style-name="L1">
        <text:list-header>
          <text:p text:style-name="P61">❏<text:tab/>linkUp/linkDown</text:p>
          <text:p text:style-name="P61">❏<text:tab/>MAC Address Lockdown (Port Security)</text:p>
          <text:p text:style-name="P62">❏<text:tab/>Netlogin - MAC Authentication</text:p>
          <text:list>
            <text:list-item>
              <text:list>
                <text:list-header>
                  <text:p text:style-name="P62">❏<text:tab/>Netlogin - 802.1X</text:p>
                </text:list-header>
              </text:list>
            </text:list-item>
          </text:list>
        </text:list-header>
      </text:list>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list xml:id="list202880567" text:continue-list="list243323846" text:style-name="Outline">
        <text:list-item>
          <text:list>
            <text:list-item>
              <text:list>
                <text:list-item>
                  <text:list>
                    <text:list-item>
                      <text:h text:style-name="P74" text:outline-level="4">MAC Address Lockdown (Port-Security)</text:h>
                    </text:list-item>
                  </text:list>
                </text:list-item>
              </text:list>
            </text:list-item>
          </text:list>
        </text:list-item>
      </text:list>
      <text:p text:style-name="Text_20_body">linkUp/linkDown traps are enabled by default so we disable them and enable MAC Address Lockdown only.</text:p>
      <text:list xml:id="list1461823062" text:continue-list="list439697116" text:style-name="L1">
        <text:list-header>
          <text:p text:style-name="P61">❏<text:tab/>Global config settings without Voice over IP (VoIP):</text:p>
        </text:list-header>
      </text:list>
      <text:p text:style-name="P24">enable snmp access<text:line-break/>configure snmp add trapreceiver 192.168.1.5 community public<text:line-break/>enable web http</text:p>
      <text:p text:style-name="P24">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351962636" text:continue-numbering="true" text:style-name="L1">
        <text:list-header>
          <text:p text:style-name="P61">❏<text:tab/>Global config settings with Voice over IP (VoIP):</text:p>
        </text:list-header>
      </text:list>
      <text:p text:style-name="P24">enable snmp access<text:line-break/>configure snmp add trapreceiver 192.168.1.5 community public<text:line-break/>enable web http</text:p>
      <text:p text:style-name="P24">configure vlan "Default" delete ports &lt;portlist&gt;<text:line-break/>configure vlan registration add ports &lt;portlist&gt; untagged<text:line-break/>configure vlan voice add ports &lt;portlist&gt; tagged<text:line-break/>configure ports &lt;portlist&gt; vlan registration lock-learning<text:line-break/><text:soft-page-break/>configure ports &lt;portlist&gt; vlan voice limit-learning 1<text:line-break/>disable snmp traps port-up-down ports &lt;portlist&gt;</text:p>
      <text:p text:style-name="P29">where &lt;portlist&gt;: are ports you want to secure. It can be an individual port or a port-range with a dash.</text:p>
      <text:list xml:id="list1763719274" text:continue-list="list202880567" text:style-name="Outline">
        <text:list-item>
          <text:list>
            <text:list-item>
              <text:list>
                <text:list-item>
                  <text:list>
                    <text:list-item>
                      <text:h text:style-name="P74" text:outline-level="4">MAC Authentication</text:h>
                    </text:list-item>
                  </text:list>
                </text:list-item>
              </text:list>
            </text:list-item>
          </text:list>
        </text:list-item>
      </text:list>
      <text:list xml:id="list817739859" text:continue-list="list1351962636" text:style-name="L1">
        <text:list-header>
          <text:p text:style-name="P61">❏<text:tab/>AAA Configuration</text:p>
          <text:p text:style-name="P71">configure radius netlogin primary server 192.168.1.5 1812 client-ip 10.0.0.8 vr VR-Default</text:p>
          <text:p text:style-name="P71">configure radius netlogin primary shared-secret 12345</text:p>
          <text:p text:style-name="P71">enable radius netlogin</text:p>
        </text:list-header>
      </text:list>
      <text:p text:style-name="Text_20_body"/>
      <text:list xml:id="list1710634342" text:continue-numbering="true" text:style-name="L1">
        <text:list-header>
          <text:p text:style-name="P61">❏<text:tab/>Netlogin (Mac Authentication)</text:p>
          <text:p text:style-name="P72">configure netlogin vlan temp</text:p>
          <text:p text:style-name="P72">enable netlogin mac</text:p>
          <text:p text:style-name="P72">configure netlogin dynamic-vlan enable</text:p>
          <text:p text:style-name="P72">configure netlogin dynamic-vlan uplink-ports 50</text:p>
          <text:p text:style-name="P72">configure netlogin mac authentication database-order radius</text:p>
          <text:p text:style-name="P72">enable netlogin ports 1-48 mac</text:p>
          <text:p text:style-name="P72">configure netlogin ports 1-48 mode port-based-vlans</text:p>
          <text:p text:style-name="P72">configure netlogin ports 1-48 no-restart</text:p>
          <text:p text:style-name="P58"/>
        </text:list-header>
      </text:list>
      <text:list xml:id="list1972484887" text:continue-list="list1763719274" text:style-name="Outline">
        <text:list-item>
          <text:list>
            <text:list-item>
              <text:list>
                <text:list-item>
                  <text:list>
                    <text:list-item>
                      <text:h text:style-name="P74" text:outline-level="4">802.1X</text:h>
                    </text:list-item>
                  </text:list>
                </text:list-item>
              </text:list>
            </text:list-item>
          </text:list>
        </text:list-item>
      </text:list>
      <text:list xml:id="list553118352" text:continue-list="list1710634342" text:style-name="L1">
        <text:list-header>
          <text:p text:style-name="P61">❏<text:tab/>AAA Configuration</text:p>
          <text:p text:style-name="P71">configure radius netlogin primary server 192.168.1.5 1812 client-ip 10.0.0.8 vr VR-Default</text:p>
          <text:p text:style-name="P71">configure radius netlogin primary shared-secret 12345</text:p>
          <text:p text:style-name="P71">enable radius netlogin</text:p>
        </text:list-header>
      </text:list>
      <text:p text:style-name="Text_20_body"/>
      <text:list xml:id="list1655599130" text:continue-numbering="true" text:style-name="L1">
        <text:list-header>
          <text:p text:style-name="P61">❏<text:tab/>Netlogin (802.1X)</text:p>
          <text:p text:style-name="P72">configure netlogin vlan temp</text:p>
          <text:p text:style-name="P72">enable netlogin dot1x</text:p>
          <text:p text:style-name="P72">configure netlogin dynamic-vlan enable</text:p>
          <text:p text:style-name="P72"><text:soft-page-break/>configure netlogin dynamic-vlan uplink-ports 50</text:p>
          <text:p text:style-name="P72">enable netlogin ports 1-48 dot1x </text:p>
          <text:p text:style-name="P72">configure netlogin ports 1-48 mode port-based-vlans</text:p>
          <text:p text:style-name="P72">configure netlogin ports 1-48 no-restart</text:p>
        </text:list-header>
      </text:list>
      <text:p text:style-name="P47"/>
      <text:p text:style-name="Text_20_body"/>
      <text:p text:style-name="P23">NB. <text:s/>You can mix the MAC Authentication and 802.1X on the same switchport. <text:s/>If the device fails 802.1X authentication, it will roll back to the MAC Authentication.</text:p>
      <text:list xml:id="list413645013" text:continue-list="list1972484887" text:style-name="Outline">
        <text:list-item>
          <text:list>
            <text:list-item>
              <text:h text:style-name="P70"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431849434" text:continue-list="list1655599130" text:style-name="L1">
        <text:list-header>
          <text:p text:style-name="P61">❏<text:tab/>linkUp/linkDown</text:p>
          <text:p text:style-name="P61">❏<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9">Those switches support port-security with static MAC address and allow us to secure a MAC on the data VLAN so we enable it whether there is VoIP or not.</text:p>
      <text:p text:style-name="P19">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0">❏<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450875307" text:continue-list="list413645013"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2036637993"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737580100" text:continue-list="list431849434" text:style-name="L1">
        <text:list-header>
          <text:p text:style-name="P61">❏<text:tab/>linkUp/linkDown</text:p>
          <text:p text:style-name="P61">❏<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5"/>
      <text:p text:style-name="P25">❏<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937811498" text:continue-list="list2036637993" text:style-name="Outline">
        <text:list-item>
          <text:list>
            <text:list-item>
              <text:h text:style-name="P70"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1120042835" text:continue-list="list737580100" text:style-name="L1">
        <text:list-header>
          <text:p text:style-name="P61">❏<text:tab/>linkUp/linkDown</text:p>
        </text:list-header>
      </text:list>
      <text:p text:style-name="Text_20_body">Exact command-line configuration to be contributed...</text:p>
      <text:p text:style-name="Text_20_body"/>
      <text:list xml:id="list1570443172" text:continue-list="list937811498"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1569051456" text:continue-numbering="true" text:style-name="Outline">
        <text:list-item>
          <text:list>
            <text:list-item>
              <text:h text:style-name="Heading_20_2" text:outline-level="2"><text:bookmark text:name="__RefHeading__3095_1690137014"/>LG-Ericsson<text:bookmark-end text:name="__RefHeading__3095_1690137014"/></text:h>
            </text:list-item>
          </text:list>
        </text:list-item>
      </text:list>
      <text:p text:style-name="Text_20_body">PacketFence supports iPECS series switches with no VoIP using two different trap types:</text:p>
      <text:p text:style-name="Text_20_body"/>
      <text:list xml:id="list1800800761" text:continue-list="list1120042835" text:style-name="L1">
        <text:list-header>
          <text:p text:style-name="P61">❏<text:tab/>linkUp / linkDown</text:p>
          <text:p text:style-name="P61">❏<text:tab/>Port Security (with static MACs)</text:p>
          <text:p text:style-name="P61"/>
          <text:p text:style-name="P66">On some recent models, we can also use more secure and robust features, like :</text:p>
          <text:p text:style-name="P66"/>
          <text:p text:style-name="P61">❏<text:tab/>MAC Authentication</text:p>
          <text:p text:style-name="P61">❏<text:tab/>802.1x</text:p>
        </text:list-header>
      </text:list>
      <text:p text:style-name="P25"/>
      <text:p text:style-name="P25"/>
      <text:p text:style-name="P25"/>
      <text:p text:style-name="Heading_20_3"><text:soft-page-break/>ES-4500G Series</text:p>
      <text:list xml:id="list1276034238" text:continue-list="list1569051456" text:style-name="Outline">
        <text:list-item>
          <text:list>
            <text:list-item>
              <text:list>
                <text:list-item>
                  <text:list>
                    <text:list-item>
                      <text:h text:style-name="P74" text:outline-level="4">LinkUp / LinkDown</text:h>
                    </text:list-item>
                  </text:list>
                </text:list-item>
              </text:list>
            </text:list-item>
          </text:list>
        </text:list-item>
      </text:list>
      <text:p text:style-name="Text_20_body">Firmware 1.2.3.2 is required for linkUp / linkDown</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tab/>Firmware is kinda buggy so you'll need to enabled linkUp / linkDown using the webGUI under <text:span text:style-name="T9">Administration-&gt; SNMP.</text:span></text:p>
      <text:p text:style-name="List"><text:span text:style-name="T9"><text:tab/></text:span><text:span text:style-name="T8">Some reports shows that the switch doesn't always send linkDown traps.</text:span></text:p>
      <text:p text:style-name="List">❏<text:tab/>On each interface (except uplink)</text:p>
      <text:p text:style-name="Code">switchport allowed vlan add 4 untagged</text:p>
      <text:p text:style-name="Code">switchport native vlan 4</text:p>
      <text:p text:style-name="Code">switchport allowed vlan remove 1</text:p>
      <text:p text:style-name="Code">switchport mode access</text:p>
      <text:list xml:id="list1240420406" text:continue-numbering="true" text:style-name="Outline">
        <text:list-item>
          <text:list>
            <text:list-item>
              <text:list>
                <text:list-item>
                  <text:list>
                    <text:list-item>
                      <text:h text:style-name="P74" text:outline-level="4">Port-Security</text:h>
                    </text:list-item>
                  </text:list>
                </text:list-item>
              </text:list>
            </text:list-item>
          </text:list>
        </text:list-item>
      </text:list>
      <text:p text:style-name="Text_20_body">Firmware 1.2.3.2 is required for port-security.</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soft-page-break/>❏<text:tab/>On each interface (except uplink)</text:p>
      <text:p text:style-name="Code">port security max-mac-count 1</text:p>
      <text:p text:style-name="Code">port security</text:p>
      <text:p text:style-name="Code">port security action trap</text:p>
      <text:p text:style-name="Code">switchport allowed vlan add 2 untagged</text:p>
      <text:p text:style-name="Code">switchport native vlan 2</text:p>
      <text:p text:style-name="Code">switchport allowed vlan remove 1</text:p>
      <text:p text:style-name="Code">switchport mode access</text:p>
      <text:p text:style-name="Standard"/>
      <text:p text:style-name="Standard">The above “port security” command may not work using the CLI. In this case, use the web GUI under the following menu.</text:p>
      <text:p text:style-name="List"><text:span text:style-name="T9"><text:tab/>Security -&gt; Port Security</text:span><text:span text:style-name="T8">, and enable each ports using the checkboxes.</text:span></text:p>
      <text:p text:style-name="P49"><text:tab/>It is also recommended, when using port-security, to disable link-change (UP / DOWN) traps.</text:p>
      <text:p text:style-name="P49"/>
      <text:p text:style-name="P49"><text:tab/>Don't forget to update the startup config !</text:p>
      <text:list xml:id="list1826683495" text:continue-numbering="true" text:style-name="Outline">
        <text:list-item>
          <text:list>
            <text:list-item>
              <text:h text:style-name="Heading_20_2"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p text:style-name="Text_20_body"/>
      <text:list xml:id="list347964235" text:continue-list="list1800800761" text:style-name="L1">
        <text:list-header>
          <text:p text:style-name="P61">❏<text:tab/>linkUp/linkDown</text:p>
          <text:p text:style-name="P61"/>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text:soft-page-break/>switchport access vlan 4</text:p>
      <text:p text:style-name="Standard"/>
      <text:list xml:id="list341608146" text:continue-list="list1826683495" text:style-name="Outline">
        <text:list-item>
          <text:list>
            <text:list-item>
              <text:h text:style-name="Heading_20_2" text:outline-level="2"><text:bookmark text:name="__RefHeading__3032_1148626201"/>Netgear<text:bookmark-end text:name="__RefHeading__3032_1148626201"/></text:h>
            </text:list-item>
          </text:list>
        </text:list-item>
      </text:list>
      <text:p text:style-name="Heading_20_3">FSM726 / FSM726S version 1</text:p>
      <text:p text:style-name="Text_20_body">PacketFence supports FSM726 / FSM726S version 1 switches with no VoIP using the following trap types:</text:p>
      <text:list xml:id="list889002673" text:continue-list="list347964235" text:style-name="L1">
        <text:list-header>
          <text:p text:style-name="P61">❏<text:tab/>Port Security (with static MACs) – called Trusted MAC table</text:p>
        </text:list-header>
      </text:list>
      <text:p text:style-name="P3"/>
      <text:p text:style-name="Text_20_body">Using the HTTP GUI, follow the steps below to configure such feature. Of course, you must create all your VLANs on the switch as well.</text:p>
      <text:p text:style-name="List">❏<text:tab/>SNMP Settings</text:p>
      <text:p text:style-name="List"><text:tab/>In <text:span text:style-name="T9">Advanced -&gt; SNMP -&gt; Community Table</text:span> , create a read-write community string and a trap community string. <text:s/>You can use the same community for all the 3 functions (Get, Set, Trap). <text:s/></text:p>
      <text:p text:style-name="List"><text:tab/></text:p>
      <text:p text:style-name="List"><text:tab/>Next, under <text:span text:style-name="T9">Advanced -&gt; SNMP -&gt; Host Table, </text:span><text:span text:style-name="T8">enable the Host Authorization feature and add the PacketFence server into the allowed host list. <text:s/></text:span></text:p>
      <text:p text:style-name="List"><text:span text:style-name="T8"><text:tab/>Finally, under <text:s/></text:span><text:span text:style-name="T9">Advanced -&gt; SNMP -&gt; Trap Setting, </text:span><text:span text:style-name="T8">enable the authentication trap.</text:span></text:p>
      <text:p text:style-name="List"/>
      <text:p text:style-name="List">❏<text:tab/>Trusted MAC Security</text:p>
      <text:p text:style-name="List"><text:tab/>Under <text:span text:style-name="T9">Advanced -&gt; Advanced Security -&gt; Trusted MAC Address, </text:span><text:span text:style-name="T13">create a fake MAC</text:span><text:span text:style-name="T14"> </text:span><text:span text:style-name="T8">address per port (ie. 02:00:00:00:00:xx where xx is the port number). This will have the effect of sending a security trap to PacketFence when a new device plugs on the port.</text:span></text:p>
      <text:p text:style-name="P49"><text:tab/></text:p>
      <text:p text:style-name="P49"><text:tab/>Don't forget to update the startup config !</text:p>
      <text:list xml:id="list1128874214" text:continue-list="list341608146"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823058382" text:continue-list="list889002673" text:style-name="L1">
        <text:list-header>
          <text:p text:style-name="P61">❏<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P31">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List">❏<text:tab/>VoIP support</text:p>
      <text:p text:style-name="P52">You need to ensure that all your ports are tagged with the voice VLAN. <text:s/>The switch should do the rest for you.</text:p>
      <text:p text:style-name="Code">vlan create 6 name "Telephone" type port learning ivl</text:p>
      <text:p text:style-name="Code">vlan members 6 1-20,23-24</text:p>
      <text:p text:style-name="Text_20_body"/>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1697715807" text:continue-list="list1128874214" text:style-name="Outline">
        <text:list-item>
          <text:list>
            <text:list-item>
              <text:h text:style-name="Heading_20_2" text:outline-level="2"><text:bookmark text:name="__RefHeading__21958_1038895957"/>SMC<text:bookmark-end text:name="__RefHeading__21958_1038895957"/></text:h>
            </text:list-item>
          </text:list>
        </text:list-item>
      </text:list>
      <text:p text:style-name="Text_20_body">PacketFence supports these switches without VoIP using two different trap types:</text:p>
      <text:list xml:id="list1755898357" text:style-name="L4">
        <text:list-header>
          <text:p text:style-name="P64">❏<text:tab/>linkUp/linkDown on 6128L2, 6224M, 8824M and 8848M</text:p>
          <text:p text:style-name="P64">❏<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746515489" text:continue-numbering="true" text:style-name="L4">
        <text:list-header>
          <text:p text:style-name="P64">❏<text:tab/>linkUp/linkDown</text:p>
          <text:p text:style-name="P64">❏<text:tab/>Port Security (with static MACs)</text:p>
        </text:list-header>
      </text:list>
      <text:p text:style-name="Text_20_body"><text:span text:style-name="T5">We recommend to enable Port Security only</text:span><text:span text:style-name="T7">.</text:span></text:p>
      <text:p text:style-name="P22"/>
      <text:list xml:id="list1584017709" text:continue-numbering="true" text:style-name="L4">
        <text:list-header>
          <text:p text:style-name="P63">❏<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ext:soft-page-break/>TigerStack 6224M</text:p>
      <text:list xml:id="list2083028233" text:continue-numbering="true" text:style-name="L4">
        <text:list-header>
          <text:p text:style-name="P64">❏<text:tab/>linkUp/linkDown</text:p>
        </text:list-header>
      </text:list>
      <text:p text:style-name="Text_20_body"/>
      <text:p text:style-name="List">❏<text:tab/>Global config settings</text:p>
      <text:p text:style-name="Code">SNMP-server host 192.168.1.5 public version 1</text:p>
      <text:list xml:id="list881779919" text:continue-list="list1697715807" text:style-name="Outline">
        <text:list-item>
          <text:h text:style-name="P69"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2142615615" text:continue-numbering="true" text:style-name="Outline">
        <text:list-item>
          <text:list>
            <text:list-item>
              <text:h text:style-name="P70"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7">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7">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80"><text:span text:style-name="T21">Refer to a generic module providing simple CoA for deauth</text:span></text:p></office:annotation></text:p>
      <text:p text:style-name="P7">If none of the above worked then let us know what equipment you are using on the <text:a xlink:type="simple" xlink:href="https://lists.sourceforge.net/lists/listinfo/packetfence-devel">packetfence-devel mailing list</text:a>.</text:p>
      <text:list xml:id="list1639529691" text:continue-numbering="true" text:style-name="Outline">
        <text:list-item>
          <text:list>
            <text:list-item>
              <text:h text:style-name="P70"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917523262" text:continue-numbering="true" text:style-name="Outline">
        <text:list-item>
          <text:list>
            <text:list-item>
              <text:list>
                <text:list-item>
                  <text:list>
                    <text:list-item>
                      <text:h text:style-name="P75"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43">❏<text:tab/>Give a RADIUS Name</text:p>
      <text:p text:style-name="P43">❏<text:tab/>Add a RADIUS server with Authentication as the server type and primary as the role</text:p>
      <text:p text:style-name="P43">❏<text:tab/>Make sure Permit Dynamic Change of Authorization is ticked (RFC 3576)</text:p>
      <text:list xml:id="list1585560256" text:continue-numbering="true" text:style-name="Outline">
        <text:list-item>
          <text:list>
            <text:list-item>
              <text:list>
                <text:list-item>
                  <text:list>
                    <text:list-item>
                      <text:h text:style-name="P75" text:outline-level="4">Public SSID</text:h>
                    </text:list-item>
                  </text:list>
                </text:list-item>
              </text:list>
            </text:list-item>
          </text:list>
        </text:list-item>
      </text:list>
      <text:p text:style-name="P46">Again in the HVM, go to <text:span text:style-name="T12">Configuration -&gt; SSIDs</text:span>, and create a new SSID with the following :</text:p>
      <text:p text:style-name="P43">❏<text:tab/>Give a Profile Name and an SSID Name</text:p>
      <text:p text:style-name="P43">❏<text:tab/>Choose Open as the Access Security </text:p>
      <text:p text:style-name="P43">❏<text:tab/>Select Enable Mac Authentication</text:p>
      <text:p text:style-name="P43">❏<text:tab/>Select your RADIUS server from the RADIUS Server dropdown list</text:p>
      <text:list xml:id="list91328251" text:continue-numbering="true" text:style-name="Outline">
        <text:list-item>
          <text:list>
            <text:list-item>
              <text:list>
                <text:list-item>
                  <text:list>
                    <text:list-item>
                      <text:h text:style-name="P75" text:outline-level="4">Secure SSID</text:h>
                    </text:list-item>
                  </text:list>
                </text:list-item>
              </text:list>
            </text:list-item>
          </text:list>
        </text:list-item>
      </text:list>
      <text:p text:style-name="P46">In the HVM, go to <text:span text:style-name="T12">Configuration -&gt; SSIDs</text:span>, and create a new SSID with the following :</text:p>
      <text:p text:style-name="P43">❏<text:tab/>Give a Profile Name and an SSID Name</text:p>
      <text:p text:style-name="P43">❏<text:tab/>Choose WPA2 Enterprise as the Access Security </text:p>
      <text:p text:style-name="P43">❏<text:tab/>Select WPA2-802.1X as the key management</text:p>
      <text:p text:style-name="P43">❏<text:tab/>Select CCMP as the encryption method</text:p>
      <text:p text:style-name="P43">❏<text:tab/>Select your RADIUS server from the RADIUS Server dropdown list</text:p>
      <text:list xml:id="list1355271881" text:continue-numbering="true" text:style-name="Outline">
        <text:list-item>
          <text:list>
            <text:list-item>
              <text:list>
                <text:list-item>
                  <text:list>
                    <text:list-item>
                      <text:h text:style-name="P75" text:outline-level="4">Caching and Roaming</text:h>
                    </text:list-item>
                  </text:list>
                </text:list-item>
              </text:list>
            </text:list-item>
          </text:list>
        </text:list-item>
      </text:list>
      <text:p text:style-name="P46">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1547625167" text:continue-numbering="true" text:style-name="Outline">
        <text:list-item>
          <text:list>
            <text:list-item>
              <text:h text:style-name="P70" text:outline-level="2"><text:bookmark text:name="__RefHeading__10239_605950653"/>Avaya<text:bookmark-end text:name="__RefHeading__10239_605950653"/></text:h>
            </text:list-item>
          </text:list>
        </text:list-item>
      </text:list>
      <text:p text:style-name="Heading_20_3">Wireless Controller (WC)</text:p>
      <text:p text:style-name="Text_20_body">To be Contributed....</text:p>
      <text:p text:style-name="Text_20_body"/>
      <text:list xml:id="list318930587" text:continue-numbering="true" text:style-name="Outline">
        <text:list-item>
          <text:list>
            <text:list-item>
              <text:h text:style-name="Heading_20_2"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1999357726" text:continue-numbering="true" text:style-name="Outline">
        <text:list-item>
          <text:list>
            <text:list-item>
              <text:list>
                <text:list-item>
                  <text:list>
                    <text:list-item>
                      <text:h text:style-name="P75" text:outline-level="4">VLAN definition</text:h>
                    </text:list-item>
                  </text:list>
                </text:list-item>
              </text:list>
            </text:list-item>
          </text:list>
        </text:list-item>
      </text:list>
      <text:p text:style-name="P37">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1233357555" text:continue-numbering="true" text:style-name="Outline">
        <text:list-item>
          <text:list>
            <text:list-item>
              <text:list>
                <text:list-item>
                  <text:list>
                    <text:list-item>
                      <text:h text:style-name="P75"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1232947323" text:continue-numbering="true" text:style-name="Outline">
        <text:list-item>
          <text:list>
            <text:list-item>
              <text:list>
                <text:list-item>
                  <text:list>
                    <text:list-item>
                      <text:h text:style-name="P75" text:outline-level="4">AAA Profiles</text:h>
                    </text:list-item>
                  </text:list>
                </text:list-item>
              </text:list>
            </text:list-item>
          </text:list>
        </text:list-item>
      </text:list>
      <text:p text:style-name="Code">aaa profile "default-dot1x"</text:p>
      <text:p text:style-name="Code"><text:soft-page-break/><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780629040" text:continue-numbering="true" text:style-name="Outline">
        <text:list-item>
          <text:list>
            <text:list-item>
              <text:list>
                <text:list-item>
                  <text:list>
                    <text:list-item>
                      <text:h text:style-name="P75"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759357039"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text:soft-page-break/>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text:soft-page-break/>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text:soft-page-break/>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Wireless LAN Controller (WLC) 2106 and 4400</text:p>
      <text:p text:style-name="Code">To be contributed...</text:p>
      <text:p text:style-name="Standard"/>
      <text:p text:style-name="Heading_20_3">Wireless Services Module (WiSM)</text:p>
      <text:p text:style-name="Code">To be contributed...</text:p>
      <text:p text:style-name="Standard"/>
      <text:list xml:id="list1870605281"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L Access-Points and DWS 3026</text:p>
      <text:p text:style-name="Text_20_body"/>
      <text:p text:style-name="Code">To be contributed...</text:p>
      <text:p text:style-name="Text_20_body"/>
      <text:list xml:id="list1954530616"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text:soft-page-break/>configuration. in the administration UI, go to <text:span text:style-name="T9">WLAN Settings -&gt; ESSID definitions</text:span>. <text:s/>Create the profiles per the following:</text:p>
      <text:list xml:id="list1590879882" text:continue-numbering="true" text:style-name="Outline">
        <text:list-item>
          <text:list>
            <text:list-item>
              <text:list>
                <text:list-item>
                  <text:list>
                    <text:list-item>
                      <text:h text:style-name="P76" text:outline-level="4">Public SSID</text:h>
                    </text:list-item>
                  </text:list>
                </text:list-item>
              </text:list>
            </text:list-item>
          </text:list>
        </text:list-item>
      </text:list>
      <text:p text:style-name="P43">❏<text:tab/>MAC Authentication must be ticked</text:p>
      <text:p text:style-name="P43">❏<text:tab/>Encryption method needs to be set to None</text:p>
      <text:p text:style-name="P43">❏<text:tab/>Select PacketFence as the MAC Authentication RADIUS server (previously added)</text:p>
      <text:list xml:id="list1451452906" text:continue-numbering="true" text:style-name="Outline">
        <text:list-item>
          <text:list>
            <text:list-item>
              <text:list>
                <text:list-item>
                  <text:list>
                    <text:list-item>
                      <text:h text:style-name="P76" text:outline-level="4">Secure SSID</text:h>
                    </text:list-item>
                  </text:list>
                </text:list-item>
              </text:list>
            </text:list-item>
          </text:list>
        </text:list-item>
      </text:list>
      <text:p text:style-name="P43">❏<text:tab/>Encryption method needs to be set to WPA Enterprise/WPA2 Enterprise</text:p>
      <text:p text:style-name="P43">❏<text:tab/>AES only needs to be selected</text:p>
      <text:p text:style-name="P43">❏<text:tab/>Select PacketFence as the RADIUS server (previously added)</text:p>
      <text:p text:style-name="P38"/>
      <text:p text:style-name="P38">The final step is to enable SNMP Agent and SNMP Traps on the controller. <text:s/>This is done under the following tab in the administrative UI : <text:span text:style-name="T9">Advanced -&gt; SNMP</text:span></text:p>
      <text:list xml:id="list1006926151"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941362779" text:continue-numbering="true" text:style-name="Outline">
        <text:list-item>
          <text:list>
            <text:list-item>
              <text:h text:style-name="Heading_20_2" text:outline-level="2"><text:bookmark text:name="__RefHeading__10241_605950653"/>Meru<text:bookmark-end text:name="__RefHeading__10241_605950653"/></text:h>
            </text:list-item>
          </text:list>
        </text:list-item>
      </text:list>
      <text:p text:style-name="Heading_20_3">Meru Controllers (MC)</text:p>
      <text:p text:style-name="P18">In this section, we cover the basic configuration of the Meru wireless controller for PacketFence via the web GUI.</text:p>
      <text:list xml:id="list676880486" text:continue-numbering="true" text:style-name="Outline">
        <text:list-item>
          <text:list>
            <text:list-item>
              <text:list>
                <text:list-item>
                  <text:list>
                    <text:list-item>
                      <text:h text:style-name="P77" text:outline-level="4"/>
                    </text:list-item>
                    <text:list-item>
                      <text:h text:style-name="P78" text:outline-level="4">VLAN Definition</text:h>
                    </text:list-item>
                  </text:list>
                </text:list-item>
              </text:list>
            </text:list-item>
          </text:list>
        </text:list-item>
      </text:list>
      <text:p text:style-name="P16">Here, we create our PacketFence VLANs for client use.<text:span text:style-name="T15"> <text:s/>Go to </text:span><text:span text:style-name="T16">Configuration -&gt; Wired -&gt; VLAN</text:span><text:span text:style-name="T15">, and select </text:span><text:span text:style-name="T16">Add</text:span><text:span text:style-name="T15">.</text:span></text:p>
      <text:p text:style-name="P45">❏<text:tab/>VLAN Name is the human readable name (ie. RegistrationVLAN)</text:p>
      <text:p text:style-name="P45">❏<text:tab/>Tag is the VLAN ID</text:p>
      <text:p text:style-name="P45">❏<text:tab/>Fast Ethernet Interface Index refers to the controller's ethernet interface</text:p>
      <text:p text:style-name="P45"><text:soft-page-break/>❏<text:tab/>IP Address – An IP address for this controller on this VLAN</text:p>
      <text:p text:style-name="P45">❏<text:tab/>Netmask – Network mask for this VLAN</text:p>
      <text:p text:style-name="P45">❏<text:tab/>IP Address of the default gateway – Wired IP router for this VLAN</text:p>
      <text:p text:style-name="P45">❏<text:tab/>Set the Override Default DHCP server flag to off</text:p>
      <text:p text:style-name="P45">❏<text:tab/>Leave the DHCP server IP address and the DHCP relay Pass-Through to default</text:p>
      <text:p text:style-name="P45"/>
      <text:p text:style-name="P41"><text:span text:style-name="T15">Click </text:span><text:span text:style-name="T16">OK</text:span><text:span text:style-name="T15"> to add the VLAN.</text:span></text:p>
      <text:p text:style-name="P45"/>
      <text:list xml:id="list814131325" text:continue-numbering="true" text:style-name="Outline">
        <text:list-item>
          <text:list>
            <text:list-item>
              <text:list>
                <text:list-item>
                  <text:list>
                    <text:list-item>
                      <text:h text:style-name="P79" text:outline-level="4">AAA Authentication Server </text:h>
                    </text:list-item>
                  </text:list>
                </text:list-item>
              </text:list>
            </text:list-item>
          </text:list>
        </text:list-item>
      </text:list>
      <text:h text:style-name="P59" text:outline-level="4"><text:span text:style-name="T19">Here, we create our PacketFence </text:span><text:span text:style-name="T20">RADIUS server for use. <text:s/>Under </text:span><text:span text:style-name="T17">Configuration -&gt; Security -&gt; Radius</text:span><text:span text:style-name="T18">, select </text:span><text:span text:style-name="T17">Add</text:span><text:span text:style-name="T18">.</text:span></text:h>
      <text:p text:style-name="P45">❏<text:tab/>Give the RADIUS Profile a name</text:p>
      <text:p text:style-name="P45">❏<text:tab/>Write a description of the profile</text:p>
      <text:p text:style-name="P45">❏<text:tab/>Give the RADIUS IP, RADIUS Secret and the RADIUS authentication port</text:p>
      <text:p text:style-name="P45">❏<text:tab/>Select Colon for the MAC address delimiter</text:p>
      <text:p text:style-name="P45">❏<text:tab/>Select MAC Address as the password type</text:p>
      <text:p text:style-name="P45"/>
      <text:p text:style-name="P41"><text:span text:style-name="T15">Click </text:span><text:span text:style-name="T16">OK</text:span><text:span text:style-name="T15"> to add the RADIUS profile.</text:span></text:p>
      <text:p text:style-name="P45"/>
      <text:list xml:id="list1191545520" text:continue-numbering="true" text:style-name="Outline">
        <text:list-item>
          <text:list>
            <text:list-item>
              <text:list>
                <text:list-item>
                  <text:list>
                    <text:list-item>
                      <text:h text:style-name="P79" text:outline-level="4">AAA Accounting Server </text:h>
                    </text:list-item>
                  </text:list>
                </text:list-item>
              </text:list>
            </text:list-item>
          </text:list>
        </text:list-item>
      </text:list>
      <text:h text:style-name="P59" text:outline-level="4"><text:span text:style-name="T19">Here, we create our PacketFence </text:span><text:span text:style-name="T20">RADIUS server for use. <text:s/>Under </text:span><text:span text:style-name="T17">Configuration -&gt; Security -&gt; Radius</text:span><text:span text:style-name="T18">, select </text:span><text:span text:style-name="T17">Add</text:span><text:span text:style-name="T18">.</text:span></text:h>
      <text:p text:style-name="P45">❏<text:tab/>Give the RADIUS Profile a name</text:p>
      <text:p text:style-name="P45">❏<text:tab/>Write a description of the profile</text:p>
      <text:p text:style-name="P45">❏<text:tab/>Give the RADIUS IP, RADIUS Secret and the RADIUS accounting port</text:p>
      <text:p text:style-name="P45">❏<text:tab/>Select Colon for the MAC address delimiter</text:p>
      <text:p text:style-name="P45">❏<text:tab/>Select MAC Address as the password type</text:p>
      <text:p text:style-name="P45"/>
      <text:p text:style-name="P41"><text:span text:style-name="T15">Click </text:span><text:span text:style-name="T16">OK</text:span><text:span text:style-name="T15"> to add the RADIUS accounting profile.</text:span></text:p>
      <text:p text:style-name="P42"/>
      <text:list xml:id="list725227647" text:continue-numbering="true" text:style-name="Outline">
        <text:list-item>
          <text:list>
            <text:list-item>
              <text:list>
                <text:list-item>
                  <text:list>
                    <text:list-item>
                      <text:h text:style-name="P79" text:outline-level="4">AAA Profiles – Open SSID</text:h>
                    </text:list-item>
                  </text:list>
                </text:list-item>
              </text:list>
            </text:list-item>
          </text:list>
        </text:list-item>
      </text:list>
      <text:h text:style-name="P59" text:outline-level="4"><text:span text:style-name="T19">Here, we create our wireless security profiles for use</text:span><text:span text:style-name="T20">. <text:s/>Under </text:span><text:span text:style-name="T17">Configuration -&gt; Security -&gt; Profile</text:span><text:span text:style-name="T18">, select </text:span><text:span text:style-name="T17">Add</text:span><text:span text:style-name="T18">.</text:span></text:h>
      <text:p text:style-name="P45">❏<text:tab/>Give the security profile a name</text:p>
      <text:p text:style-name="P45">❏<text:tab/>Select Clear as the L2 Modes Allowed</text:p>
      <text:p text:style-name="P45">❏<text:tab/>Leave Data Encrypt empty</text:p>
      <text:p text:style-name="P45">❏<text:tab/>Select your PacketFence RADIUS Authentication Profile</text:p>
      <text:p text:style-name="P45">❏<text:tab/>Disable the Captive Portal</text:p>
      <text:p text:style-name="P45">❏<text:tab/>Enable the Mac Filetering</text:p>
      <text:p text:style-name="P45"><text:soft-page-break/></text:p>
      <text:p text:style-name="P41"><text:span text:style-name="T15">Click </text:span><text:span text:style-name="T16">OK</text:span><text:span text:style-name="T15"> to save the profile.</text:span></text:p>
      <text:p text:style-name="P42"/>
      <text:list xml:id="list1636047686" text:continue-numbering="true" text:style-name="Outline">
        <text:list-item>
          <text:list>
            <text:list-item>
              <text:list>
                <text:list-item>
                  <text:list>
                    <text:list-item>
                      <text:h text:style-name="P79" text:outline-level="4">AAA Profiles – Secure SSID</text:h>
                    </text:list-item>
                  </text:list>
                </text:list-item>
              </text:list>
            </text:list-item>
          </text:list>
        </text:list-item>
      </text:list>
      <text:h text:style-name="P59" text:outline-level="4"><text:span text:style-name="T19">Here, we create our wireless security profiles for use</text:span><text:span text:style-name="T20">. <text:s/>Under </text:span><text:span text:style-name="T17">Configuration -&gt; Security -&gt; Profile</text:span><text:span text:style-name="T18">, select </text:span><text:span text:style-name="T17">Add</text:span><text:span text:style-name="T18">.</text:span></text:h>
      <text:p text:style-name="P45">❏<text:tab/>Give the security profile a name</text:p>
      <text:p text:style-name="P45">❏<text:tab/>Select WPA2 as the L2 Modes Allowed</text:p>
      <text:p text:style-name="P45">❏<text:tab/>Select CCMP-AES for Data Encrypt</text:p>
      <text:p text:style-name="P45">❏<text:tab/>Select your PacketFence RADIUS Authentication Profile</text:p>
      <text:p text:style-name="P45">❏<text:tab/>Disable the Captive Portal</text:p>
      <text:p text:style-name="P45">❏<text:tab/>Enable the 802.1X network initiation</text:p>
      <text:p text:style-name="P45">❏<text:tab/>Leave the Mac Filetering to off</text:p>
      <text:p text:style-name="P45"/>
      <text:p text:style-name="P41"><text:span text:style-name="T15">Click </text:span><text:span text:style-name="T16">OK</text:span><text:span text:style-name="T15"> to save the profile.</text:span></text:p>
      <text:p text:style-name="P42"/>
      <text:list xml:id="list377523696" text:continue-numbering="true" text:style-name="Outline">
        <text:list-item>
          <text:list>
            <text:list-item>
              <text:list>
                <text:list-item>
                  <text:list>
                    <text:list-item>
                      <text:h text:style-name="P79" text:outline-level="4">WLAN SSIDs</text:h>
                    </text:list-item>
                  </text:list>
                </text:list-item>
              </text:list>
            </text:list-item>
          </text:list>
        </text:list-item>
      </text:list>
      <text:h text:style-name="P59" text:outline-level="4"><text:span text:style-name="T19">Here, we create our SSID and tie it to a security profile</text:span><text:span text:style-name="T20">. <text:s/>Under </text:span><text:span text:style-name="T17">Configuration -&gt; Wireless -&gt; ESS</text:span><text:span text:style-name="T18">, select </text:span><text:span text:style-name="T17">Add</text:span><text:span text:style-name="T18">.</text:span></text:h>
      <text:p text:style-name="P45">❏<text:tab/>Give the ESS profile a name, and enable it</text:p>
      <text:p text:style-name="P45">❏<text:tab/>Write an SSID name</text:p>
      <text:p text:style-name="P45">❏<text:tab/>Select your security profile name previously created</text:p>
      <text:p text:style-name="P45">❏<text:tab/>Select your PacketFence RADIUS Accounting Profile (if you want to do accounting)</text:p>
      <text:p text:style-name="P45">❏<text:tab/>Enable the SSID Broadcast</text:p>
      <text:p text:style-name="P45">❏<text:tab/>Make the new AP to join the ESS</text:p>
      <text:p text:style-name="P45">❏<text:tab/>Set the tunnel interface type to RADIUS and Configured VLAN</text:p>
      <text:p text:style-name="P45">❏<text:tab/>Select the registration VLAN for the VLAN Name</text:p>
      <text:p text:style-name="P45"/>
      <text:p text:style-name="P41"><text:span text:style-name="T15">Click </text:span><text:span text:style-name="T16">OK</text:span><text:span text:style-name="T15"> to create the SSID. <text:s/>Repeat those steps for the open and secure SSID by choosing the right security profile.</text:span></text:p>
      <text:p text:style-name="P42"/>
      <text:list xml:id="list1078746716" text:continue-numbering="true" text:style-name="Outline">
        <text:list-item>
          <text:list>
            <text:list-item>
              <text:list>
                <text:list-item>
                  <text:list>
                    <text:list-item>
                      <text:h text:style-name="P79" text:outline-level="4">WLAN SSIDs – Adding to access point</text:h>
                    </text:list-item>
                  </text:list>
                </text:list-item>
              </text:list>
            </text:list-item>
          </text:list>
        </text:list-item>
      </text:list>
      <text:h text:style-name="P59" text:outline-level="4"><text:span text:style-name="T19">Here, we tie our SSIDs to access points</text:span><text:span text:style-name="T20">. <text:s/>Under </text:span><text:span text:style-name="T17">Configuration -&gt; Wireless -&gt; ESS</text:span><text:span text:style-name="T18">, select the SSID you want to add to your aps. <text:s/>Then, select the </text:span><text:span text:style-name="T17">ESS-AP Table</text:span><text:span text:style-name="T18">, and click </text:span><text:span text:style-name="T17">Add</text:span></text:h>
      <text:p text:style-name="P45">❏<text:tab/>Select the AP ID from the drop down list</text:p>
      <text:p text:style-name="P44">❏<text:tab/>Click OK to associate the SSID with this AP</text:p>
      <text:list xml:id="list1143789120" text:continue-numbering="true" text:style-name="Outline">
        <text:list-item>
          <text:list>
            <text:list-item>
              <text:h text:style-name="Heading_20_2" text:outline-level="2"><text:bookmark text:name="__RefHeading__2610_691561661"/><text:soft-page-break/>Motorola<text:bookmark-end text:name="__RefHeading__2610_691561661"/></text:h>
            </text:list-item>
          </text:list>
        </text:list-item>
      </text:list>
      <text:p text:style-name="Text_20_body">In order to have the Motorola controller working with PacketFence, you need to define two Wireless LANs definition, one for the “public” network, and one for the “secure” network. </text:p>
      <text:p text:style-name="Heading_20_3"/>
      <text:p text:style-name="Heading_20_3">WiNG ( Firmware &gt;= 5.0 )</text:p>
      <text:list xml:id="list1242296825" text:continue-numbering="true" text:style-name="Outline">
        <text:list-item>
          <text:list>
            <text:list-item>
              <text:list>
                <text:list-item>
                  <text:list>
                    <text:list-item>
                      <text:h text:style-name="Heading_20_4" text:outline-level="4">AAA Policy (RADIUS server)</text:h>
                    </text:list-item>
                  </text:list>
                </text:list-item>
              </text:list>
            </text:list-item>
          </text:list>
        </text:list-item>
      </text:list>
      <text:p text:style-name="Text_20_body">First, we need to build the AAA Policy. <text:s/>Under <text:span text:style-name="T9">Configuration -&gt; Wireless -&gt; AAA Policy,</text:span><text:span text:style-name="T8"> click on the Add button at the bottom right. <text:s/>Configure the RADIUS profile like the following :</text:span></text:p>
      <text:p text:style-name="P43">❏<text:tab/>Host: <text:s/>Choose IP Address in the drop down, and put the RADIUS server (PF) IP</text:p>
      <text:p text:style-name="P43">❏<text:tab/>Insert a RADIUS secret passphrase</text:p>
      <text:p text:style-name="P43"><text:span text:style-name="T8">❏<text:tab/>Select “Through Wireless Controller” Request Mode</text:span></text:p>
      <text:list xml:id="list1151402923" text:continue-numbering="true" text:style-name="Outline">
        <text:list-item>
          <text:list>
            <text:list-item>
              <text:list>
                <text:list-item>
                  <text:list>
                    <text:list-item>
                      <text:h text:style-name="Heading_20_4" text:outline-level="4">Open SSID</text:h>
                    </text:list-item>
                  </text:list>
                </text:list-item>
              </text:list>
            </text:list-item>
          </text:list>
        </text:list-item>
      </text:list>
      <text:p text:style-name="Text_20_body">Under <text:span text:style-name="T9">Configuration -&gt; Wireless -&gt; Wireless LANs</text:span>, <text:s/>click on the <text:span text:style-name="T9">Add</text:span> button at the bottom right. <text:s/>Under Basic Configuration <text:s/>:</text:p>
      <text:p text:style-name="P43">❏<text:tab/>Profile Name : Give a convenient name</text:p>
      <text:p text:style-name="P43">❏<text:tab/>SSID: <text:s/>This is the ESSID name</text:p>
      <text:p text:style-name="P43"><text:span text:style-name="T8">❏<text:tab/>Ensure that the WLAN Status is set to enable</text:span></text:p>
      <text:p text:style-name="P43">❏<text:tab/>Select Single VLAN as VLAN assignment technique</text:p>
      <text:p text:style-name="P43">❏<text:tab/>Ensure that “Allow RADIUS Override” is selected</text:p>
      <text:p text:style-name="P46"><text:span text:style-name="T8"/></text:p>
      <text:p text:style-name="P46"><text:span text:style-name="T8">Now, for the Security configuration :</text:span></text:p>
      <text:p text:style-name="P43">❏<text:tab/>Select MAC as authentication type</text:p>
      <text:p text:style-name="P43">❏<text:tab/>Select your AAA Policy previously created</text:p>
      <text:p text:style-name="P43"><text:span text:style-name="T8">❏<text:tab/>Ensure that you selected Open as the Encryption</text:span></text:p>
      <text:list xml:id="list358465026" text:continue-numbering="true" text:style-name="Outline">
        <text:list-item>
          <text:list>
            <text:list-item>
              <text:list>
                <text:list-item>
                  <text:list>
                    <text:list-item>
                      <text:h text:style-name="Heading_20_4" text:outline-level="4">Secure SSID</text:h>
                    </text:list-item>
                  </text:list>
                </text:list-item>
              </text:list>
            </text:list-item>
          </text:list>
        </text:list-item>
      </text:list>
      <text:p text:style-name="Text_20_body">Under <text:span text:style-name="T9">Configuration -&gt; Wireless -&gt; Wireless LANs</text:span>, <text:s/>click on the <text:span text:style-name="T9">Add</text:span> button at the bottom right. <text:s/>Under Basic Configuration <text:s/>:</text:p>
      <text:p text:style-name="P43">❏<text:tab/>Profile Name : Give a convenient name</text:p>
      <text:p text:style-name="P43">❏<text:tab/>SSID: <text:s/>This is the ESSID name</text:p>
      <text:p text:style-name="P43"><text:span text:style-name="T8">❏<text:tab/>Ensure that the WLAN Status is set to enable</text:span></text:p>
      <text:p text:style-name="P43"><text:soft-page-break/>❏<text:tab/>Select Single VLAN as VLAN assignment technique</text:p>
      <text:p text:style-name="P43">❏<text:tab/>Ensure that “Allow RADIUS Override” is selected</text:p>
      <text:p text:style-name="P46"><text:span text:style-name="T8"/></text:p>
      <text:p text:style-name="P46"><text:span text:style-name="T8">Now, for the Security configuration :</text:span></text:p>
      <text:p text:style-name="P43">❏<text:tab/>Select EAP as authentication type</text:p>
      <text:p text:style-name="P43">❏<text:tab/>Select your AAA Policy previously created</text:p>
      <text:p text:style-name="P43"><text:span text:style-name="T8">❏<text:tab/>Ensure that you selected WPA/WPA2-TKIP as the Encryption</text:span></text:p>
      <text:p text:style-name="P43"><text:span text:style-name="T8">❏<text:tab/>Unselect everything under Fast Roaming (Disable caching)</text:span></text:p>
      <text:list xml:id="list734743429" text:continue-numbering="true" text:style-name="Outline">
        <text:list-item>
          <text:list>
            <text:list-item>
              <text:list>
                <text:list-item>
                  <text:list>
                    <text:list-item>
                      <text:h text:style-name="Heading_20_4" text:outline-level="4">Profile (WLAN Mapping)</text:h>
                    </text:list-item>
                  </text:list>
                </text:list-item>
              </text:list>
            </text:list-item>
          </text:list>
        </text:list-item>
      </text:list>
      <text:p text:style-name="Text_20_body">You have multiple options here. <text:s/>Either, you create a general AP profile, and you assign it to your Aps, or you modify the AP device configuration to map the WLAN to the radio interfaces. <text:s text:c="2"/>For the purpose of this document, we will modify the general profile. <text:s/>Under <text:span text:style-name="T9">Profiles -&gt; default-apXXX</text:span> (where XXX is your AP model), in <text:span text:style-name="T9">Interface -&gt; Radios</text:span>, edit the existing radios settings. <text:s/>Go to the <text:span text:style-name="T9">WLAN Mapping </text:span>tab, select the two SSIDs and click on the <text:span text:style-name="T9">&lt;&lt;</text:span> button.</text:p>
      <text:list xml:id="list506522235" text:continue-numbering="true" text:style-name="Outline">
        <text:list-item>
          <text:list>
            <text:list-item>
              <text:list>
                <text:list-item>
                  <text:list>
                    <text:list-item>
                      <text:h text:style-name="Heading_20_4" text:outline-level="4">Profile (Management)</text:h>
                    </text:list-item>
                  </text:list>
                </text:list-item>
              </text:list>
            </text:list-item>
          </text:list>
        </text:list-item>
      </text:list>
      <text:p text:style-name="Text_20_body">Here, we can configure our SNMP community strings. <text:s/>Located in <text:span text:style-name="T9">Configuration -&gt; Management -&gt; Management Policy</text:span>. <text:s/>Again, you can modify the default one, or you can create a brand new Policy.</text:p>
      <text:list xml:id="list198708219" text:continue-numbering="true" text:style-name="Outline">
        <text:list-item>
          <text:list>
            <text:list-item>
              <text:list>
                <text:list-item>
                  <text:list>
                    <text:list-item>
                      <text:h text:style-name="Heading_20_4" text:outline-level="4">VLANs</text:h>
                    </text:list-item>
                  </text:list>
                </text:list-item>
              </text:list>
            </text:list-item>
          </text:list>
        </text:list-item>
      </text:list>
      <text:p text:style-name="Text_20_body">You need to ensure that the uplink interface of the controller is configured as a trunk, and that all the necessary VLANs are created on the device. <text:s/>This is configured under <text:span text:style-name="T9">Device -&gt; rfsXXXX-MAC</text:span> (where XXXX is your controller series, and MAC is the latest 3 octets of its mac address). <text:s text:c="2"/>Edit the device configuration, and go to <text:span text:style-name="T9">Interface -&gt; Ethernet Ports</text:span>. <text:s/>Ensure that the up1 interface is set as trunk, with all the allowed VLANs. <text:s/>Next, create the VLAN under <text:span text:style-name="T9">Interface -&gt; Virtual Interfaces</text:span>.</text:p>
      <text:p text:style-name="Text_20_body"/>
      <text:p text:style-name="Heading_20_3">Older Firmwares (&lt; 5.0)</text:p>
      <text:list xml:id="list56646930"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43">❏<text:tab/>Check the Dynamic Assignment check-box</text:p>
      <text:p text:style-name="P43">❏<text:tab/>Select “MAC Authentication” under Authentication</text:p>
      <text:p text:style-name="P43">❏<text:tab/>Click “Config...” choose the Colon delimiter format</text:p>
      <text:p text:style-name="P43">❏<text:tab/>Un-check all encryption options</text:p>
      <text:p text:style-name="P43">❏<text:tab/>Under RADIUS put in PacketFence's RADIUS Server information</text:p>
      <text:list xml:id="list434378171" text:continue-numbering="true" text:style-name="Outline">
        <text:list-item>
          <text:list>
            <text:list-item>
              <text:list>
                <text:list-item>
                  <text:list>
                    <text:list-item>
                      <text:h text:style-name="Heading_20_4" text:outline-level="4"><text:soft-page-break/>Option for Secure Wireless LAN</text:h>
                    </text:list-item>
                  </text:list>
                </text:list-item>
              </text:list>
            </text:list-item>
          </text:list>
        </text:list-item>
      </text:list>
      <text:p text:style-name="P43">❏<text:tab/>Check the Dynamic Assignment check-box</text:p>
      <text:p text:style-name="P43">❏<text:tab/>Select “802.1X EAP” under Authentication</text:p>
      <text:p text:style-name="P43">❏<text:tab/>Check WPA/WPA2-TKIP encryption option</text:p>
      <text:p text:style-name="P43">❏<text:tab/>Under RADIUS put in PacketFence's RADIUS Server information</text:p>
      <text:list xml:id="list1001685126"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8">Add the two Read-Only and Read-Write users under <text:span text:style-name="T9">Management Access -&gt; SNMP Access</text:span>.</text:p>
      <text:p text:style-name="P39"><text:span text:style-name="T8">Don't forget to add your device in the </text:span><text:span text:style-name="Code_20__28_inline_29_"><text:span text:style-name="T8">/etc/raddb/clients.conf</text:span></text:span><text:span text:style-name="T8"> on the PacketFence server afterward.</text:span></text:p>
      <text:p text:style-name="P40"/>
      <text:list xml:id="list902285131"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8">Enable SNMP Agent on the access point:</text:p>
      <text:p text:style-name="Code">snmp<text:line-break/> <text:s/>!<text:line-break/> <text:s/>v2<text:line-break/><text:soft-page-break/> <text:s text:c="3"/>community read-write public<text:line-break/> <text:s text:c="3"/>community read-only public<text:line-break/> <text:s/>exit<text:line-break/> <text:s/>!<text:line-break/>exit</text:p>
      <text:p text:style-name="P39"/>
      <text:p text:style-name="P38">Finally, don't forget to create the SSID you want and the proper bindings with the LAN. Open SSID should be configured to perform MAC Authentication and Secure SSID should be configured to perform 802.1X (WPA-Enterprise or WPA2-Enterprise).</text:p>
      <text:list xml:id="list1028846532" text:continue-numbering="true" text:style-name="Outline">
        <text:list-item>
          <text:h text:style-name="P69"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2137502609"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604583729"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1 Inverse inc.<text:tab/><text:chapter text:display="name" text:outline-level="1">List of supported Network Devices</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9-19T14:15:19</dc:date>
    <meta:editing-cycles>909</meta:editing-cycles>
    <meta:editing-duration>PT368H06M36S</meta:editing-duration>
    <meta:printed-by>Olivier Bilodeau</meta:printed-by>
    <meta:print-date>2010-07-14T16:24:11</meta:print-date>
    <meta:document-statistic meta:table-count="1" meta:image-count="2" meta:object-count="0" meta:page-count="62" meta:paragraph-count="1224" meta:word-count="8991" meta:character-count="61469"/>
    <meta:user-defined meta:name="Info 1"/>
    <meta:user-defined meta:name="Info 2"/>
    <meta:user-defined meta:name="Info 3"/>
    <meta:user-defined meta:name="Info 4"/>
  </office:meta>
</office:document-meta>
</file>